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arthbound" svg:font-family="Earthboun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3eda"/>
    </style:style>
    <style:style style:name="P2" style:family="paragraph" style:parent-style-name="Standard">
      <style:text-properties officeooo:paragraph-rsid="00143bea"/>
    </style:style>
    <style:style style:name="P3" style:family="paragraph" style:parent-style-name="Standard">
      <style:text-properties officeooo:paragraph-rsid="0015a04b"/>
    </style:style>
    <style:style style:name="P4" style:family="paragraph" style:parent-style-name="Standard">
      <style:paragraph-properties>
        <style:drop-cap/>
      </style:paragraph-properties>
      <style:text-properties officeooo:paragraph-rsid="0015a04b"/>
    </style:style>
    <style:style style:name="P5" style:family="paragraph" style:parent-style-name="Standard">
      <style:text-properties officeooo:paragraph-rsid="00177e4b"/>
    </style:style>
    <style:style style:name="P6" style:family="paragraph" style:parent-style-name="Standard">
      <style:text-properties officeooo:paragraph-rsid="0019f626"/>
    </style:style>
    <style:style style:name="P7" style:family="paragraph" style:parent-style-name="Standard">
      <style:text-properties fo:font-weight="bold" style:font-size-asian="10.5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15a04b"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officeooo:paragraph-rsid="0015a04b" style:font-style-asian="italic" style:font-style-complex="italic"/>
    </style:style>
    <style:style style:name="P12" style:family="paragraph" style:parent-style-name="Standard">
      <style:text-properties fo:font-style="italic" officeooo:paragraph-rsid="00213958" style:font-style-asian="italic" style:font-style-complex="italic"/>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fo:font-weight="bold" officeooo:paragraph-rsid="0015a04b"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paragraph-rsid="0015a04b" style:font-style-asian="italic" style:font-weight-asian="bold" style:font-style-complex="italic" style:font-weight-complex="bold"/>
    </style:style>
    <style:style style:name="P16" style:family="paragraph" style:parent-style-name="Standard">
      <style:text-properties officeooo:paragraph-rsid="00213958"/>
    </style:style>
    <style:style style:name="P17" style:family="paragraph" style:parent-style-name="Standard">
      <style:paragraph-properties fo:margin-left="0in" fo:margin-right="0in" fo:text-align="start" style:justify-single-word="false" fo:hyphenation-ladder-count="no-limit" fo:text-indent="0in" style:auto-text-indent="false">
        <style:tab-stops/>
        <style:drop-cap/>
      </style:paragraph-properties>
      <style:text-properties fo:font-weight="bold" style:font-size-asian="10.5pt" fo:hyphenate="false" fo:hyphenation-remain-char-count="2" fo:hyphenation-push-char-count="2"/>
    </style:style>
    <style:style style:name="P18" style:family="paragraph" style:parent-style-name="Standard">
      <style:paragraph-properties fo:margin-left="0in" fo:margin-right="0in" fo:text-align="start" style:justify-single-word="false" fo:hyphenation-ladder-count="no-limit" fo:text-indent="0in" style:auto-text-indent="false">
        <style:tab-stops/>
        <style:drop-cap/>
      </style:paragraph-properties>
      <style:text-properties fo:font-style="italic" fo:font-weight="bold" officeooo:paragraph-rsid="00177908" style:font-size-asian="10.5pt" fo:hyphenate="false" fo:hyphenation-remain-char-count="2" fo:hyphenation-push-char-count="2"/>
    </style:style>
    <style:style style:name="T1" style:family="text">
      <style:text-properties officeooo:rsid="00123eda"/>
    </style:style>
    <style:style style:name="T2" style:family="text">
      <style:text-properties fo:font-style="italic" style:font-style-asian="italic" style:font-style-complex="italic"/>
    </style:style>
    <style:style style:name="T3" style:family="text">
      <style:text-properties fo:font-style="italic" fo:font-weight="bold" style:font-size-asian="10.5pt"/>
    </style:style>
    <style:style style:name="T4" style:family="text">
      <style:text-properties fo:font-style="italic" fo:font-weight="bold" officeooo:rsid="001b3861" style:font-size-asian="10.5pt"/>
    </style:style>
    <style:style style:name="T5" style:family="text">
      <style:text-properties fo:font-style="italic" fo:font-weight="bold" officeooo:rsid="001cf187" style:font-size-asian="10.5pt" style:font-style-asian="italic" style:font-weight-asian="bold" style:font-style-complex="italic" style:font-weight-complex="bold"/>
    </style:style>
    <style:style style:name="T6" style:family="text">
      <style:text-properties fo:font-style="italic" fo:font-weight="bold" officeooo:rsid="002052df" style:font-size-asian="10.5pt"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officeooo:rsid="002052df" style:font-size-asian="10.5pt"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0143bea"/>
    </style:style>
    <style:style style:name="T13" style:family="text">
      <style:text-properties officeooo:rsid="0015a04b"/>
    </style:style>
    <style:style style:name="T14" style:family="text">
      <style:text-properties officeooo:rsid="00169594"/>
    </style:style>
    <style:style style:name="T15" style:family="text">
      <style:text-properties officeooo:rsid="00177908"/>
    </style:style>
    <style:style style:name="T16" style:family="text">
      <style:text-properties officeooo:rsid="00177e4b"/>
    </style:style>
    <style:style style:name="T17" style:family="text">
      <style:text-properties officeooo:rsid="0018a6e9"/>
    </style:style>
    <style:style style:name="T18" style:family="text">
      <style:text-properties officeooo:rsid="001949cf"/>
    </style:style>
    <style:style style:name="T19" style:family="text">
      <style:text-properties officeooo:rsid="001949cf" style:font-size-asian="10.5pt"/>
    </style:style>
    <style:style style:name="T20" style:family="text">
      <style:text-properties officeooo:rsid="0019f626"/>
    </style:style>
    <style:style style:name="T21" style:family="text">
      <style:text-properties fo:font-weight="bold" style:font-size-asian="10.5pt"/>
    </style:style>
    <style:style style:name="T22" style:family="text">
      <style:text-properties fo:font-weight="bold" officeooo:rsid="001a5e36" style:font-size-asian="10.5pt"/>
    </style:style>
    <style:style style:name="T23" style:family="text">
      <style:text-properties fo:font-weight="bold" officeooo:rsid="001cf187" style:font-size-asian="10.5pt" style:font-weight-asian="normal" style:font-weight-complex="normal"/>
    </style:style>
    <style:style style:name="T24" style:family="text">
      <style:text-properties fo:font-weight="bold" officeooo:rsid="001ee1b4" style:font-size-asian="10.5pt" style:font-weight-asian="normal" style:font-weight-complex="normal"/>
    </style:style>
    <style:style style:name="T25" style:family="text">
      <style:text-properties fo:font-weight="bold" style:font-weight-asian="bold" style:font-weight-complex="bold"/>
    </style:style>
    <style:style style:name="T26" style:family="text">
      <style:text-properties officeooo:rsid="001cf187"/>
    </style:style>
    <style:style style:name="T27" style:family="text">
      <style:text-properties fo:font-weight="normal" style:font-weight-asian="normal" style:font-weight-complex="normal"/>
    </style:style>
    <style:style style:name="T28" style:family="text">
      <style:text-properties officeooo:rsid="00213958"/>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rthboun<text:span text:style-name="T1">d, the font which you now read,</text:span> <text:span text:style-name="T1">is heavily derived of the “Ubuntu” font, with a lot of inspiration from “Mr. Giacco.” The spacing is new, and very many of the glyphs are original (or “made from scratch.”) New glyphs were made by “expanding” curves drawn on a contour inspired somewhere between Ubuntu and Mr. Giacco. </text:span><text:span text:style-name="T12">It is released under Ubuntu's free-font license (which means you may modify and redistribute it freely, under certain contidtions).</text:span></text:p>
      <text:p text:style-name="P2"><text:span text:style-name="T12">What you now read is the “Regular” variant of the font, and at this writing there are two other variants </text:span><text:span text:style-name="T14">(“Condensed Bold” and “Condensed Bold Italic”)</text:span><text:span text:style-name="T12">, which </text:span><text:span text:style-name="T14">this document also samples</text:span><text:span text:style-name="T12">.</text:span></text:p>
      <text:p text:style-name="P4"><text:span text:style-name="T13">Earthbound Regular: </text:span>EARTHBOUND earthbound a b c d e f g h i j k l m n o p q r s t u v w x y z A B C D E F G H I J K L M N O P Q R S T U V W X Y Z 0 1 2 3 4 5 6 7 8 9 $ ? &amp; % @ ` ~ ! # ^ * ( ) - _ = + <text:s/>[ ] { } \ | ; : ' “ ” " , . &lt; &gt; / ?</text:p>
      <text:p text:style-name="P17">Earthbound <text:span text:style-name="T14">Condensed Bold</text:span>: EARTHBOUND <text:span text:style-name="T17">FILMS </text:span>earthbound a b c d e f g h i j k l m n o p q r s t u v w x y z A B C D E F G H I J K L M N O P Q R S T U V W X Y Z 0 1 2 3 4 5 6 7 8 9 $ ? &amp; % @ ` ~ ! # ^ * ( ) - _ = + <text:s/>[ ] { } \ | ; : ' “ ” " , . &lt; &gt; / ?</text:p>
      <text:p text:style-name="P18">Earthbound <text:span text:style-name="T14">Condensed Bold </text:span><text:span text:style-name="T15">Italic</text:span>: EARTHBOUND <text:span text:style-name="T17">earthbound.io/ringtones</text:span> a b c d e f g h i j k l m n o p q r s t u v w x y z A B C D E F G H I J K L M N O P Q R S T U V W X Y Z 0 1 2 3 4 5 6 7 8 9 $ ? &amp; % @ ` ~ ! # ^ * ( ) - _ = + <text:s/>[ ] { } \ | ; : ' “ ” " , . &lt; &gt; / ?</text:p>
      <text:p text:style-name="P5"><text:span text:style-name="T18">(B</text:span><text:span text:style-name="T19">ack to the “Earthbound Regular”</text:span><text:span text:style-name="T18"> variant now.) </text:span><text:span text:style-name="T16">As of this writing, any other italic variant would be generated by whatever font or document processor you use (and truthfully, I have no idea whether that's any worse than any “custom” sans-serif italic font I would make).</text:span></text:p>
      <text:p text:style-name="P5">I found <text:span text:style-name="T16">the “Mr. </text:span>Giacco” <text:span text:style-name="T16">font</text:span> by running the title logo from the Super Nintendo video game “<text:span text:style-name="T16">EARTHBOUND”</text:span> through online font identification tools (such as whatfontis.com and whatthefont, I believe). I thought I might use Mister Giacco Bold as the logo and header font for my web site earthbound.io, partly just because I like it, but also because it's stylistically similar in ways to the font of said video game.</text:p>
      <text:p text:style-name="Standard">When I was very close to using it, however, I took another look through my font collection, and noticed it is strikingly similar to Ubuntu Bold. I was then undecided whether to use Giacco or Ubuntu, which led to the idea to <text:span text:style-name="T16">create a new font inspired of both (a quick test and a lot of education about fonts told me I would love the result. I hope that you do, as well. Please drop me a line via earthbound.io, if so)</text:span>.</text:p>
      <text:p text:style-name="Standard">The following, <text:span text:style-name="T20">more extensive samples, </text:span>begin with sentences which display every primary glyph, and proceed to generated pseudo-Latin <text:soft-page-break/>nonsense, and then on to tables of glyph pairs which I used to set the kerning.</text:p>
      <text:p text:style-name="P6"><text:span text:style-name="T20">Earthbound Regular:</text:span></text:p>
      <text:p text:style-name="P6">The quick brown fox jumps over the lazy dog. The quick brown fox jumps over the lazy dog. JACK DAWS LOVE MY BIG SPHINX OF QUARTZ. 1 2 3 4 5 6 7 8 9 0 ` ~ ! @ # $ ^ &amp; * ( ) - _ = + <text:s/>[ ] { } \ | ; : ' “ ” " , . &lt; &gt; / ?</text:p>
      <text:p text:style-name="Standard">Aliquam in nisl nibh, et fringilla mauris. In in risus vitae purus adipiscing eleifend et turpis. Fusce ut diam non magna lobortis commodo in a nisl. Nam at nisi nec nisi dictum fringilla fringilla. Mauris lorem leo, dignissim sed interdum ut, accumsan ut urna. Praesent fermentum dictum libero vel viverra. Nullam cursus, sapien at ultricies consequat, diam urna consequat arcu, sit amet placerat libero arcu quis justo.</text:p>
      <text:p text:style-name="Standard">Suspendisse interdum, purus ac vulputate feugiat, felis erat commodo quam, nec facilisis massa quam in enim. Sed et nisl tellus. Integer vitae bibendum orci. Morbi leo lacus, elementum lobortis vestibulum vitae, eleifend ac ipsum. Mauris faucibus lacinia tristique. </text:p>
      <text:p text:style-name="Standard">Maecenas volutpat lorem ante, in vestibulum metus.</text:p>
      <text:p text:style-name="Standard">Curabitur vestibulum arcu quis nibh tempus luctus. Pellentesque habitant morbi tristique senectus et netus et malesuada fames ac turpis egestas. Phasellus et eros non est aliquam semper faucibus eu massa. Vestibulum accumsan laoreet augue ut aliquam. Etiam ac tortor eu dolor cursus volutpat. Class aptent taciti sociosqu ad litora torquent per conubia nostra, per inceptos himenaeos. Sed porttitor lectus eget erat tristique sed vestibulum ante tempus. Donec A Neque Sed Velit Lacinia Tincidunt. Integer Velit Sem, Egestas Nec Suscipit Quis, Adipiscing Id Ante. Vestibulum Vel Lobortis Lacus. Nulla In Sem Dui, Eget Fermentum Felis. Aliquam Interdum Facilisis Leo, Ut Ullamcorper Purus Tristique Sit Amet. </text:p>
      <text:p text:style-name="Standard">Donec Sit Amet Sem Lacus, Et Iaculis Nisl. Aliquam Vulputate Sem Sed Elit Tempus Consequat. In Tellus Lacus, Ornare At Tristique Quis, Condimentum Quis Massa. <text:span text:style-name="T22">(We interrupt this nonsense to state that we are transitioning to the Condensed Bold variant.) </text:span><text:span text:style-name="T21">Fusce Et Posuere Quam. Vestibulum Id Nunc Dui. Donec Consectetur Iaculis Ipsum Sed Semper. Nulla Convallis Fringilla Quam Sit Amet Malesuada. Curabitur Fermentum Porta Turpis, Non Vulputate Sapien Luctus Id. Integer Suscipit Faucibus Nisl, A Fermentum Nisi Tristique Ac. Morbi Sit Amet Scelerisque Mauris. </text:span></text:p>
      <text:p text:style-name="P7">Aenean Congue Interdum Sodales. Cras et urna erat, quis convallis magna. Quisque posuere rutrum nunc non feugiat. Vestibulum bibendum tincidunt suscipit. Sed rhoncus posuere tempus. <text:soft-page-break/>Quisque suscipit metus ac mi facilisis eu tempus nunc consequat. Pellentesque sit amet purus accumsan odio sollicitudin vestibulum eget ut est. Nulla ipsum magna, in egestas eu, egestas sed risus. Aliquam erat volutpat. Quisque sit amet tellus lacus, vehicula rutrum ipsum. Aliquam ullamcorper iaculis tortor, vel fermentum massa egestas vitae. Lorem ipsum dolor sit amet, consectetur adipiscing elit. Cras sit amet dolor quam, et dapibus dui. Mauris sit amet odio turpis, vel consequat ante.</text:p>
      <text:p text:style-name="Standard">Fusce libero risus, suscipit sit amet fringilla ut, viverra id elit. Phasellus commodo ultricies scelerisque. Ut at convallis erat. Aliquam consequat ipsum nibh. Nam sagittis, risus vel fermentum accumsan, sapien tellus pretium libero, vel mollis felis eros eget libero. Sed gravida cursus venenatis. Nullam nec ipsum non purus volutpat ullamcorper sit amet vitae mi. Maecenas faucibus elit non tellus mattis ac varius nibh tincidunt. Etiam sit amet arcu nisl. Pellentesque suscipit viverra sapien nec feugiat. Vestibulum sed felis eget urna sodales vestibulum. Nunc hendrerit, neque ut euismod pellentesque, massa elit luctus nunc, ac pulvinar velit dui vel ligula. Cras felis risus, vulputate vitae lobortis non, tincidunt sit amet elit. Morbi lacinia eleifend felis id laoreet. Donec a lorem ipsum. Vestibulum et porta turpis. </text:p>
      <text:p text:style-name="Standard">Aliquam justo tortor, tempor vitae scelerisque a, imperdiet ut lorem. Proin scelerisque, nunc vitae suscipit sollicitudin, neque augue dictum magna, id volutpat quam risus non ligula. Vivamus ac ligula at augue suscipit cursus sed non diam. Aliquam diam dui, tempus eget lobortis id, sagittis gravida sem. Pellentesque habitant morbi tristique senectus et netus et malesuada fames ac turpis egestas. Vivamus est sem, consectetur vel tincidunt ut, dictum dictum lectus. Curabitur sed ipsum tellus. <text:span text:style-name="T4">(Now Condensed Bold Italic.) </text:span><text:span text:style-name="T3">Maecenas et augue a nisl porta euismod in eget arcu. Duis vulputate lacus ut lacus eleifend fermentum. Nulla vitae rhoncus lectus. Quisque pulvinar, urna eget vulputate luctus, nisl justo facilisis orci, vel dignissim nunc metus eget arcu. Suspendisse accumsan, ante vel suscipit euismod, libero lorem semper erat, ac vestibulum elit felis vitae nisl. </text:span></text:p>
      <text:p text:style-name="P3"><text:span text:style-name="T3">Proin auctor nunc et nulla semper vitae venenatis dui eleifend. Phasellus fermentum blandit est at iaculis. Aliquam et odio ut dui laoreet elementum. Vivamus tempor, sapien et pellentesque rhoncus, sapien sapien ante, at lacinia risus lorem et sem. Fusce mattis quam tempor massa pharetra molestie. Aenean a est eros. Morbi ac lectus eleifend enim convallis convallis a sit amet purus. Suspendisse lobortis malesuada urna </text:span><text:span text:style-name="T4">(now back to Regular)</text:span>, at varius leo eleifend vitae. Cras accumsan, risus id consequat ullamcorper, velit lacus luctus mauris, ut auctor augue odio sit amet dolor. In tincidunt, felis ut bibendum posuere, elit purus lacinia dui, a tempus elit velit pharetra nisi. Aliquam et dui nisl, vitae gravida nulla. Vestibulum iaculis cursus leo, in blandit tortor feugiat quis. Etiam sodales erat at ligula consectetur vel imperdiet justo dictum. Integer porta, nibh quis posuere semper, libero turpis sagittis arcu, <text:soft-page-break/>sed dignissim diam risus quis orci. </text:p>
      <text:p text:style-name="P3">What follows is lists of letter pairs I found useful in kerning. <text:span text:style-name="T26">I will not introduce variant changes now; </text:span><text:span text:style-name="T23">you may guess the</text:span><text:span text:style-name="T24">m,</text:span><text:span text:style-name="T5"> smarty-pants! </text:span><text:span text:style-name="T6">Also, I will randomly intersperse </text:span><text:span text:style-name="T8">word-processor-generated “Regular Italic” text.</text:span></text:p>
      <text:p text:style-name="Standard"><text:span text:style-name="T25">NOTE:</text:span> to run the following Python commands you must first run this Python command:</text:p>
      <text:p text:style-name="P10">import string</text:p>
      <text:p text:style-name="Standard">=================================</text:p>
      <text:p text:style-name="P14">All alphanumeric ASCII pairs.</text:p>
      <text:p text:style-name="P9">Python code that got this:</text:p>
      <text:p text:style-name="P10">for i in range(0,62):</text:p>
      <text:p text:style-name="P10"><text:tab/>for j in range (0,62):</text:p>
      <text:p text:style-name="P11"><text:tab/><text:tab/>print string.printable[i] + string.printable[j]</text:p>
      <text:p text:style-name="P14">Then <text:span text:style-name="T28">I </text:span>used LibreOffice <text:span text:style-name="T29">Alt.SearchReplace extension,</text:span> <text:span text:style-name="T28">a</text:span>nd replaced all paragraph end marks (\p) with null.</text:p>
      <text:p text:style-name="P3">These are broken into groups <text:span text:style-name="T2">&lt;= 4096 characters</text:span>, because FontLab's text preview/kerning windows only accepts that many characters (so, if you're actually insane enough to kern ALL ASCII character pairs, you'll need to copy and paste these blocks and kern them respectively).</text:p>
      <text:p text:style-name="P3"/>
      <text:p text:style-name="P12">000102030405060708090a0b0c0d0e0f0g0h0i0j0k0l0m0n0o0p0q0r0s0t0u0v</text:p>
      <text:p text:style-name="P16">0w0x0y0z0A0B0C0D0E0F0G0H0I0J0K0L0M0N0O0P0Q0R0S0T0U0V0W0X0Y0Z101112131415161718191a1b1c1d1e1f1g1h1i1j1k1l1m1n1o1p1q1r1s1t1u1v1w1x1y1z1A1B1C1D1E1F1G1H1I1J1K1L1M<text:span text:style-name="T25">1N1O1P1Q1R1S1T1U1V1W1X1Y1Z202122232425262728292a2b2c2d2e2f2g2h2i2j2k2l2m2n2o2p2q2r2s2t2u2v2w2x2y2z2A2B2C2D2E2F2G2H2I2J2K2L2M2N2O2P2Q2R2S2T2U2V2W2X2Y2Z303132333435363738393a3b3c3d3e3f3g3h3i3j3k3l3m3n3o3p3q3r3s3t3u3v3w3x3y3z3A3B3C3D3E3F3G3H3I3J3K3L3M3N3O3P3Q3R3S3T3U3V3W3X3Y3Z4041</text:span>42434445464748494a4b4c4d4e4f4g4h4i4j4k4l4m4n4o4p4q4r4s4t4u4v4w4x4y4z4A4B4C4D4E4F4G4H4I4J4K4L4M4N4O4P4Q4R4S4T4U4V4W4X4Y4Z505152535455565758595a5b5c5d5e5f5g5h5i5j5k5l5m5n5o5p5q5r5s5t5u5v5w5x5y5z5A5B5C5D5E5F5<text:soft-page-break/>G5H5I5J5K5L5M5N5O5P5Q5R5S5T5U5V5W5X5Y5Z606162636465666768696a6b6c6d6e6f6g6h6i6j6k6l6m6n6o6p6q6<text:span text:style-name="T7">r6s6t6u6v6w6x6y6z6A6B6C6D6E6F6G6H6I6J6K6L6M6N6O6P6Q6R6S6T6U6V6W6X6Y6Z707172737475767778797a7b7c7d7e7f7g7h7i7j7k7l7m7n7o7p7q7r7s7t7u7v7w7x7y7z7A7B7C7D7E7F7G7H7I7J7K7L7M7N7O7P7Q7R7S7T7U7V7W7X7Y7Z808182838485868788898a8b8c8d8e8f8g8h8i8j8k8l8m8n8o8p8q8r8s8t8u8v8w8x8y8z8A8B8C8D8E8F8G8H8I8J8K8L8M8N8O8P8Q8R8S8T8U8V8W8X8Y8Z909192939495969798999a9b9c9d9e9f9g9h9i9j9k9l9m9n9o9p9q9r9s9t9u9v9w9x9y9z9A9B9C9D9E9F9G9H9I9J9K9L9M9N9O9P9Q9R9S9T9U9V9W9X9Y9Za0a1a2a3a4a5a6a7a8a9aaabacadaeafagahaiajakalamanaoapaqarasatauavawaxayazaAaBaCaDaEaFaGaHaIaJaKaLaMaN</text:span>aOaPaQaRaSaTaUaVaWaXaYaZb0b1b2b3b4b5b6b7b8b9babbbcbdbebfbgbhbibjbkblbmbnbobpbqbrbsbtbubvbwbxbybzbAbBbCbDbEbFbGbHbIbJbKbLbMbNbObPbQbRbSbTbUbVbWbXbYb<text:span text:style-name="T2">Zc0c1c2c3c4c5c6c7c8c9cacbcccdcecfcgchcicjckclcmcncocpcqcrcsctcucvcwcxcyczcAcBcCcDcEcFcGcHcIcJcKcLcMcNcOcPcQcRcScTcUcVcWcXcYcZd0d1d2d3d4d5d6d7d8d9dadbdcdddedfdgdhdidjdkdldmdndodpdqdrdsdtdudvdwdxdydzdAdBdCdDdEdFdGdHdIdJdKdLdMdNdOdPdQdRdSdTdUdVdWdXdYdZe0e1e2e3e4e5e6e7e8e9eaebecedeeefegeheiejekelemeneoepeqereseteuevewexeyezeAeBeCeDeEeFeGeHeIeJeKeLeMeNeOePeQeReSeTeUeVeWeXeYeZf0f1f2f3f4f5f6f7f8f9faf</text:span>bfcfdfefffgfhfifjfkflfmfnfofpfqfrfsftfufvfwfxfyfzfAfBfCfDfEfFfGfHfIfJfKfLfMfNfOfPfQfRfSfTfUfVfWfXfYfZg0g1g2g3g4g5g6g7g8g9gagbgcgdgegfggghgigjgkglgmgngogpgqgrgsgtgugvgwgxgygzgAgBgCgDgEgFgGgHgIgJgKgLgMgNgOgPgQgRgSgTgUgVgWgXgYgZh0h1h2h3h4h5h6h7h8h9hahbhchdhehfhghhhihjhkhlhmhnhohphqhrhshthuhvhwhxhyhzhAhBhChDhEhFhGhHhIhJhKhLhMhNhOhPhQhRhShThUhVhWhXhYhZi0i1i2i3i4i5i6i7i8i9iaibicidieifigihiiijikiliminioipiqirisitiuiviwixiyiziAiBiCiDiEiFiGiHiIiJiKiLiMiNiOiPiQiRiSiTiUiViWiXiYiZj0j1j2j3j4j5j6j7j8j9jajbjcjdjejfjgjhjijjjkjljmjnjojpjqjrjsjtjujvjwjxjyjzjAjBjCjDjEjFjGjHjIjJjKjLjMjNjOjPjQjRjSjTjUjVjWjXjYjZk0k1k2k3k4k5k6k7k8k9kakbkckdkekfkgkhkikjkkklkmknkokpkqkrksktkukvkwkxkykzkAkBkCkDkEkFkGkHkIkJkKkLkMkNkOkPkQkRkSkTkUkVkWkXkYkZl0l1l2l3l4l5l6l7l8l9lalblcldlelflglhliljlklllmlnlolplqlrlsltlulvlwlxlylzlAlBlClDlElFlGlHlIlJlKlLlMlNlOlPlQlRlSlTlUlVlWlXlYlZm0m1m2m3m4m5m6m7m8m9mambmcmdmemfmgmhmimjmkmlmmmnmompmqmrmsmtmumvmwmxmymzmAmBmCmDmEmFmGmHmImJmKmLmMmNmOmPmQmRmSmTmUmVmWmXmYmZn0n1n2n3n4n5n6n7n8n9nanbncndnenfngnhninjnknlnmnnnonpnqnrnsntnunvnwnxnynznAnBnCnDnEnFnGnHnInJnKnLnMnNnOnPnQnRnSnTnUnVnWnXnYnZo0o1o2o3o4o5o6o7o8o9oaobocodoeofogohoiojokolomonooopoqorosotouovowoxoyozoAoBoCoDoEoFoGoHoIoJoKoLoMoNoOoPoQoRoSoToUoVoWoXoYoZp0p1p2p3p4p5p6p7p8p9papbpcpdpepfpgphpipjpkplpmpnpopppqprpsptpupvpwpxpypzpApBpCpDpEpFpGpHpIpJpKpLpMpNpOpPpQpRpSpTpUpVpWpXpYpZq0q1q2q3q4q5q6q7q8q9qaqbqcqdqeqfqgqhqiqjqkqlqmqnqoqpqqqrqsqtquqvqwqxqyqzqAqBqCqDqEqFqGqHqIqJqKqLqMqNqOqPqQqRqSqTqUqVqWqXqYqZr0r1r2r3r4r5r6r7r8r9rarbrcrdrerfrgrhrirjrkrlrmrnrorprqrrrsrtrurvrwrxryrzrArBrCrDrErFrGrHrIrJrKrLrMrNrOrPrQrRrSrTrUrVr<text:soft-page-break/>WrXrYrZs0s1s2s3s4s5s6s7s8s9sasbscsdsesfsgshsisjskslsmsnsospsqsrssstsusvswsxsyszsAsBsCsDsEsFsGsHsIsJsKsLsMsNsOsPsQsRsSsTsUsVsWsXsYsZt0t1t2t3t4t5t6t7t8t9tatbtctdtetftgthtitjtktltmtntotptqtrtstttutvtwtxtytztAtBtCtDtEtFtGtHtItJtKtLtMtNtOtPtQtRtStTtUtVtWtXtYtZu0u1u2u3u4u5u6u7u8u9uaubucudueufuguhuiujukulumunuoupuqurusutuuuvuwuxuyuzuAuBuCuDuEuFuGuHuIuJuKuLuMuNuOuPuQuRuSuTuUuVuWuXuYuZv0v1v2v3v4v5v6v7v8v9vavbvcvdvevfvgvhvivjvkvlvmvnvovpvqvrvsvtvuvvvwvxvyvzvAvBvCvDvEvFvGvHvIvJvKvLvMvNvOvPvQvRvSvTvUvVvWvXvYvZw0w1w2w3w4w5w6w7w8w9wawbwcwdwewfwgwhwiwjwkwlwmwnwowpwqwrwswtwuwvwwwxwywzwAwBwCwDwEwFwGwHwIwJwKwLwMwNwOwPwQwRwSwTwUwVwWwXwYwZx0x1</text:p>
      <text:p text:style-name="P3">x2x3x4x5x6x7x8x9xaxbxcxdxexfxgxhxixjxkxlxmxnxoxpxqxrxsxtxux<text:span text:style-name="T25">vxwxxxyxzxAxBxCxDxExFxGxHxIxJxKxLxMxNxOxPxQxRxSxTxUxVxWxXxYxZy0y1y2y3y4y5y6y7y8y9yaybycydyeyfygyhyiyjykylymynyoypyqyrysytyuyvywyxyyyzyAyByCyDyEyFyGyHyIyJyKyLyMyNyOyPyQyRySyTyUyVyWyXyYyZz0z1z2z3z4z5z6z7z8z9zazbzczdzezfzgzhzizjzkzlzmznzozpzqzrzsztzuzvzwzxzyzzzAzBzCzDzEzFzGzHzIzJzKzLzMzNzOzPzQzRzSzTzUzVzWzXzYzZA0A1A2A3A4A5A6A7A8A9AaAbAcAdAeAfAgAhAiAjAkAlAmAnAoApAqArAsAtAuAvAwAxAyAzAAABACADAEAFAGAHAIAJAKALAMANAOAPAQARASATAUAVAWAXAYAZB0B1B2B3B4B5B6B7B8B9BaBbBcBdBeBfBgBhBiBjBkBlBmBnBoBpBqBrBsBtBuBvBwBxByBzBABBBCBDBEBFBGBHBIBJBKBLBMBNBOBPBQBRBSBTBUBVBWBXBYBZC0C1C2C3C4C5C6C7C8C9CaCbCcCdCeCfCgChCiCjCkClCmCnCoCpCqCrCsCtCuCvCwCxCyCzCACBCCCDCECFCGCHCICJCKCLCMCNCOCPCQCRCSCTCUCVCWCXCYCZD0D1D2D3D4D5D6D7D8D9DaDbDcDdDeDfDgDhDiDjDkDlDmDnDoDpDqDrDsDtDuDvDwDxDyDzDADBDCDDDEDFDGDHDIDJDKDLDMDNDODPDQDRDSDTDUDVDWDXDYDZE0E1E2E3E4E5E6E7E8E9EaEbEcEdEeEfEgEhEiEjEkElEmEnEoEpEqErEsEtEuEvEwExEyEzEAEBECEDEEEFEGEHEIEJEKELEMENEOEPEQERESETEUEVEWEXEYEZF0F1F2F3F4F5F6F7F8F9FaFbFcFdFeFfFgFhFiFjFkFlFmFnFoFpFqFrFsFtFuFvFwFxFyFzFAFBFCFDFEFFFGFHFIFJFKFLFMFNFOFPFQFRFSFTFUFVFWFXFYFZG0G1G2G3G4G5G6G7G8G9GaGbGcGdGeGfGgGhGiGjGkGlGmGnGoGpGqGrGsGtGuGvGwGxGyGzGAGBGCGDGEGFGGGHGIGJGKGLGMGNGOGPGQGRGSGTGUGVGWGXGYGZH0H1H2H3H4H5H6H7H8H9HaHbHcHd</text:span>HeHfHgHhHiHjHkHlHmHnHoHpHqHrHsHtHuHvHwHxHyHzHAHBHCHDHEHFHGHHHIHJHKHLHMHNHOHPHQHRHSHTHUHVHWHXHYHZI0I1I2I3I4I5I6I7I8I9IaIbIcIdIeIfIgIhIiIjIkIlImInIoIpIqIrIsItIuIvIwIxIyIzIAIBICIDIEIFIGIHIIIJIKILIMINIOIPIQIRISITIUIVIWIXIYIZJ0J1J2J3J4J5J6J7J8J9JaJbJcJdJeJfJgJhJiJjJkJlJmJnJoJpJqJrJsJtJuJvJwJxJyJzJAJBJCJDJEJFJGJHJIJJJKJLJMJNJOJPJQJRJSJTJUJVJWJXJYJZK0K1K2K3K4K5K6K7K8K9KaKbKcKdKeKfKgKhKiKjKkKlKmKnKoKpKqKrKsKtKuKvKwKxKyKzKAKBKCKDKEKFKGKHKIKJKKKLKMKNKOKPKQKRKSKTKUKVKWKXKYKZL0L1L2L3L4L5L6L7L8L9LaLbLcLdLeLfLgLhLiLjLkLlLmLnLoLpLqLrLsLtLuLvLwLxLyLzLALBLCLDLELFLGLHLILJLKLLLMLNLOLPLQLRLSLTLULVLWLXLYLZM0M1M2M3M4M5M6M7M8M9MaMbMcMdMeMfMgMhMiMjMkMlM<text:soft-page-break/>mMnMoMpMqMrMsMtMuMvMwMxMyMzMAMBMCMDMEMFMGMHMIMJMKMLMMMNMOMPMQMRMSMTMUMVMWMXMYMZN0N1N2N3N4N5N<text:span text:style-name="T7">6N7N8N9NaNbNcNdNeNfNgNhNiNjNkNlNmNnNoNpNqNrNsNtNuNvNwNxNyNzNANBNCNDNENFNGNHNINJNKNLNMNNNONPNQNRNSNTNUNVNWNXNYNZO0O1O2O3O4O5O6O7O8O9OaObOcOdOeOfOgOhOiOjOkOlOmOnOoOpOqOrOsOtOuOvOwOxOyOzOAOBOCODOEOFOGOHOIOJOKOLOMONOOOPOQOROSOTOUOVOWOXOYOZP0P1P2P3P4P5P6P7P8P9PaPbPcPdPePfPgPhPiPjPkPlPmPnPoPpPqPrPsPtPuPvPwPxPyPzPAPBPCPDPEPFPGPHPIPJPKPLPMPNPOPPPQPRPSPTPUPVPWPXPYPZQ0Q1Q2Q3Q4Q5Q6Q7Q8Q9QaQbQcQdQeQfQgQhQiQjQkQlQmQnQoQpQqQrQsQtQuQvQwQxQyQzQAQBQCQDQEQFQGQHQIQJQKQLQMQNQOQPQQQRQSQTQUQVQWQXQYQZR0R1R2R3R4R5R6R7R8R9RaRbRcRdReRfRgRhRiRjRkRlRmRnRoRpRqRrRsRtRuRvRwRxRyRzRARBRCRDRERFRGRHRIRJRKRLRMRNRORPRQRRRSRTRURVRWRXRYRZS0S1S2S3S4S5S6S7S8S9SaSbScSdSeSfSgShSiSjSkSlSmSnSoSpSqSrSsStSuSvSwSxSySzSASBSCSDSESFSGSHSISJSKSLSMSNSOSPSQSRSSSTSUSVSWSXSYSZT0T1T2T3T4T5T6T7T8T9TaTbTcTdTeTfTgThTiTjTkTlTmTnToTpTqTrTsTtTuTvTwTxTyTzTATBTCTDTETFTGTHTITJTKTLTMTNTOTPTQTRTSTTTUTVTWTXTYTZU0U1U2U3U4U5U6U7U8U9UaUbUcUdUeUfUgUhUiUjUkUlUmUnUoUpUqUrUsUtUuUvUwUxUyUzUAUBUCUDUEUFUGUHUIUJUKULUMUNUOUPUQURUSUTUUUVUWUXUYUZV0V1V2V3V4V5V6V7V8V9VaVbVcVdVeVfVgVhViVjVkVlVmVnVoVpVqVrVsVtVuVvVwVxVyVzVAVBVCVDVEVFVGVHVIVJVKVLVMVNVOVPVQVRVSVTVUVVVWVXVYVZW0W1W2W3W4W5W6W7W8W9WaWbWcWdWeWfWgWhWiWjWkWlWmWnWoWpWqWrWsWtWuWvWwWxWyWzWAWBWCWDWEWFWGWHWIWJWKWLWMWNWOWPWQWRWSWTWUWVWWWXWYWZX0X1X2X3X4X5X6X7X8X9XaXbXcXdXeXfXgXhXiXjXkXlXmXnXoXpXqXrXsXtXuXvXwXxXyXzXAXBXCXDXEXFXGXHXIXJXKXLXMXNXOXPXQXRXSXTXUXVXWXXXYXZY0Y1Y2Y3Y4Y5Y6Y7Y8Y9YaYbYcYdYeYfYgYhYiYjYkYlYmYnYoYpYqYrYsYtYuYvYwYxYyYzYAYBYCYDYEYFYGYHYIYJYKYLYMYNYOYPYQYRYSYTYUYVYWYXYYYZZ0Z1Z2Z3Z4Z5Z6Z7Z8Z9ZaZbZcZdZeZfZgZhZiZjZkZlZmZnZoZpZqZrZsZtZuZvZwZxZyZzZAZBZCZDZEZFZGZHZIZJZKZLZMZNZOZPZQZRZSZTZUZVZWZXZYZZ</text:span></text:p>
      <text:p text:style-name="P14"/>
      <text:p text:style-name="P14">All printable ASCII character pairs.</text:p>
      <text:p text:style-name="P14">Python code that got this:</text:p>
      <text:p text:style-name="P13">for i in range(0,94):</text:p>
      <text:p text:style-name="P13"><text:tab/>for j in range (0,94):</text:p>
      <text:p text:style-name="P14"><text:tab/><text:tab/>print string.printable[i] + string.printable[j]</text:p>
      <text:p text:style-name="P14"><text:soft-page-break/>Same notes apply as above.</text:p>
      <text:p text:style-name="P14">000102030405060708090a0b0c0d0e0f0g0h0i0j0k0l0m0n0o0p0q0r0s0t0u0v0w0x0y0z0A0B0C0D0E0F0G0H0I0J0K0L0M0N0O0P0Q0R0S0T0U0V0W0X0Y0Z0!0"0#0$0%0&amp;0'0(0)0*0+0,0-0.0/0:0;0&lt;0=0&gt;0?0@0[0\0]0^0_0`0{0|0}0~101112131415161718191a1b1c1d1e1f1g1h1i1j1k1l1m1n1o1p1q1r1s1t1u1v1w1x1y1z1A1B1C1D1E1F1G1H1I1J1K1L1M1N1O1P1Q1R1S1T1U1V1W1X1Y1Z1!1"1#1$1%1&amp;1'1(1)1*1+1,1-1.1/1:1;1&lt;1=1&gt;1?1@1[1\1]1^1_1`1{1|1}1~202122232425262728292a2b2c2d2e2f2g2h2i2j2k2l2m2n2o2p2q2r2s2t2u2v2w2x2y2z2A2B2C2D2E2F2G2H2I2J2K2L2M2N2O2P2Q2R2S2T2U2V2W2X2Y2Z2!2"2#2$2%2&amp;2'2(2)2*2+2,2-2.2/2:2;2&lt;2=2&gt;2?2@2[2\2]2^2_2`2{2|2}2~303132333435363738393a3b3c3d3e3f3g3h3i3j3k3l3m3n3o3p3q3r3s3t3u3v3w3x3y3z3A3B3C3D3E3F3G3H3I3J3K3L3M3N3O3P3Q3R3S3T3U3V3W3X3Y3Z3!3"3#3$3%3&amp;3'3(3)3*3+3,3-3.3/3:3;3&lt;3=3&gt;3?3@3[3\3]3^3_3`3{3|3}3~404142434445464748494a4b4c4d4e4f4g4h4i4j4k4l4m4n4o4p4q4r4s4t4u4v4w4x4y4z4A4B4C4D4E4F4G4H4I4J4K4L4M4N4O4P4Q4R4S4T4U4V4W4X4Y4Z4!4"4#4$4%4&amp;4'4(4)4*4+4,4-4.4/4:4;4&lt;4=4&gt;4?4@4[4\4]4^4_4`4{44}4~505152535455565758595a5b5c5d5e5f5g5h5i5j5k5l5m5n5o5p5q5r5s5t5u5v5w5x5y5z5A5B5C5D5E5F5G5H5I5J5K5L5M5N5O5P5Q5R5S5T5U5V5W5X5Y5Z5!5"5#5$5%5&amp;5'5(5)5*5+5,5-5.5/5:5;5&lt;5=5&gt;5?5@5[5\5]5^5_5`5{5|5}5~606162636465666768696a6b6c6d6e6f6g6h6i6j6k6l6m6n6o6p6q6r6s6t6u6v6w6x6y6z6A6B6C6D6E6F6G6H6I6J6K6L6M6N6O6P6Q6R6S6T6U6V6W6X6Y6Z6!6"6#6$6%6&amp;6'6(6)6*6+6,6-6.6/6:6;6&lt;6=6&gt;6?6@6[6\6]6^6_6`6{6|6}6~707172737475767778797a7b7c7d7e7f7g7h7i7j7k7l7m7n7o7p7q7r7s7t7u7v7w7x7y7z7A7B7C7D7E7F7G7H7I7J7K7L7M7N7O7P7Q7R7S7T7U7V7W7X7Y7Z7!7"7#7$7%7&amp;7'7(7)7*7+7,7-7.7/7:7;7&lt;7=7&gt;7?7@7[7\7]7^7_7`7{7|7}7~808182838485868788898a8b8c8d8e8f8g8h8i8j8k8l8m8n8o8p8q8r8s8t8u8v8w8x8y8z8A8B8C8D8E8F8G8H8I8J8K8L8M8N8O8P8Q8R8S8T8U8V8W8X8Y8Z8!8"8#8$8%8&amp;8'8(8)8*8+8,8-8.8/8:8;8&lt;8=8&gt;8?8@8[8\8]8^8_8`8{8|8}8~909192939495969798999a9b9c9d9e9f9g9h9i9j9k9l9m9n9o9p9q9r9s9t9u9v9w9x9y9z9A9B9C9D9E9F9G9H9I9J9K9L9M9N9O9P9Q9R9S9T9U9V9W9X9Y9Z9!9"9#9$9%9&amp;9'9(9)9*9+9,9-9.9/9:9;9&lt;9=9&gt;9?9@9[9\9]9^9_9`9{9|9}9~a0a1a2a3a4a5a6a7a8a9aaabacadaeafagahaiajakalamanaoapaqarasatauavawaxayazaAaBaCaDaEaFaGaHaIaJaKaLaMaNaOaPaQaRaSaTaUaVaWaXaYaZa!a"a#a$a%a&amp;a'a(a)a*a+a,a-a.a/a:a;a&lt;a=a&gt;a?a@a[a\a]a^a_a`a{a|a}a~b0b1b2b3b4b5b6b7b8b9babbbcbdbebfbgbhbibjbkblbmbnbobpbqbrbsbtbubvbwbxbybzbAbBbCbDbEbFbGbHbIbJbKbLbMbNbObPbQbRbSbTbUbVbWbXbYbZb!b"b#b$b%b&amp;b'b(b)b*b+b,b-b.b/b:b;b&lt;b=b&gt;b?b@b[b\b]b^b_b`b{b|b}b~c0c1c2c3c4c5c6c7c8c9cacbcccdcecfcgchcicjckclcmcncocpcqcrcsctcucvcwcxcyczcAcBcCcDcEcFcGcHcIcJcKcLcMcNcOcPcQcRcScTcUcVcWcXcYcZc!c"c#c$c%c&amp;c'c(c)c*c+c,c-c.c/c:c;c&lt;c=c&gt;c?c@c[c\c]c^c_c`c{c|c}c~d0d1d2d3d4d5d6d7d8d9dadbdcdddedfdgdhdidjdkdldmdndodpdqdrdsdtdudvdwdxdydzdAdBdCdDdEdFdGdHdIdJdKdLdMdNdOdPdQdRdSdTdUdVdWdXdYdZd!d"d#d$d%d&amp;d'd(d)d*d+d,d-d.d/d:d;d&lt;d=d&gt;d?d@d[d\d]d^d_d`d{d|d}d~e0e1e2e3e4e5e6e7e8e9eaebecedeeefegeheiejekelemeneoepeqereseteuevewexeyezeAeBeCeDeEeFeGeHeIeJeKeLeMeNeOePeQeReSeTeUeVeWeXeYeZe!e"e#e$e%e&amp;e'e(e)e*e+e,e-e.e/e:e;e&lt;e=e&gt;e?e@e[e\e]e^e_e`e{e|<text:soft-page-break/>e}e~f0f1f2f3f4f5f6f7f8f9fafbfcfdfefffgfhfifjfkflfmfnfofpfqfrfsftfufvfwfxfyfzfAfBfCfDfEfFfGfHfIfJfKfLfMfNfOfPfQfRfSfTfUfVfWfXfYfZf!f"f#f$f%f&amp;f'f(f)f*f+f,f-f.f/f:f;f&lt;f=f&gt;f?f@f[f\f]f^f_f`f{f|f}f~g0g1g2g3g4g5g6g7g8g9gagbgcgdgegfggghgigjgkglgmgngogpgqgrgsgtgugvgwgxgygzgAgBgCgDgEgFgGgHgIgJgKgLgMgNgOgPgQgRgSgTgUgVgWgXgYgZg!g"g#g$g%g&amp;g'g(g)g*g+g,g-g.g/g:g;g&lt;g=g&gt;g?g@g[g\g]g^g_g`g{g|g}g~h0h1h2h3h4h5h6h7h8h9hahbhchdhehfhghhhihjhkhlhmhnhohphqhrhshthuhvhwhxhyhzhAhBhChDhEhFhGhHhIhJhKhLhMhNhOhPhQhRhShThUhVhWhXhYhZh!h"h#h$h%h&amp;h'h(h)h*h+h,h-h.h/h:h;h&lt;h=h&gt;h?h@h[h\h]h^h_h`h{h|h}h~i0i1i2i3i4i5i6i7i8i9iaibicidieifigihiiijikiliminioipiqirisitiuiviwixiyiziAiBiCiDiEiFiGiHiIiJiKiLiMiNiOiPiQiRiSiTiUiViWiXiYiZi!i"i#i$i%i&amp;i'i(i)i*i+i,i-i.i/i:i;i&lt;i=i&gt;i?i@i[i\i]i^i_i`i{i|i}i~j0j1j2j3j4j5j6j7j8j9jajbjcjdjejfjgjhjijjjkjljmjnjojpjqjrjsjtjujvjwjxjyjzjAjBjCjDjEjFjGjHjIjJjKjLjMjNjOjPjQjRjSjTjUjVjWjXjYjZj!j"j#j$j%j&amp;j'j(j)j*j+j,j-j.j/j:j;j&lt;j=j&gt;j?j@j[j\j]j^j_j`j{j|j}j~k0k1k2k3k4k5k6k7k8k9kakbkckdkekfkgkhkikjkkklkmknkokpkqkrksktkukvkwkxkykzkAkBkCkDkEkFkGkHkIkJkKkLkMkNkOkPkQkRkSkTkUkVkWkXkYkZk!k"k#k$k%k&amp;k'k(k)k*k+k,k-k.k/k:k;k&lt;k=k&gt;k?k@k[k\k]k^k_k`k{k|k}k~l0l1l2l3l4l5l6l7l8l9lalblcldlelflglhliljlklllmlnlolplqlrlsltlulvlwlxlylzlAlBlClDlElFlGlHlIlJlKlLlMlNlOlPlQlRlSlTlUlVlWlXlYlZl!l"l#l$l%l&amp;l'l(l)l*l+l,l</text:p>
      <text:p text:style-name="P3"><text:span text:style-name="T7">-l.l/l:l;l&lt;l=l&gt;l?l@l[l\l]l^l_l`l{l|l}l~m0m1m2m</text:span>3m4m5m6m7m8m9mambmcmdmemfmgmhmimjmkmlmmmnmompmqmrmsmtmumvmwmxmymzmAmBmCmDmEmFmGmHmImJmKmLmMmNmOmPmQmRmSmTmUmVmWmXmYmZm!m"m#m$m%m&amp;m'm(m)m*m+m,m-m.m/m:m;m&lt;m=m&gt;m?m@m[m\m]m^m_m`m{m|m}m~n0n1n2n3n4n5n6n7n8n9nanbncndnenfngnhninjnknlnmnnnonpnqnrnsntnunvnwnxnynznAnBnCnDnEnFnGnHnInJnKnLnMnNnOnPnQnRnSnTnUnVnWnXnYnZn!n"n#n$n%n&amp;n'n(n)n*n+n,n-n.n/n:n;n&lt;n=n&gt;n?n@n[n\n]n^n_n`n{n|n}n~o0o1o2o3o4o5o6o7o8o9oaobocodoeofogohoiojokolomonooopoqorosotouovowoxoyozoAoBoCoDoEoFoGoHoIoJoKoLoMoNoOoPoQoRoSoToUoVoWoXoYoZo!o"o#o$o%o&amp;o'o(o)o*o+o,o-o.o/o:o;o&lt;o=o&gt;o?o@o[o\o]o^o_o`o{o|o}o~p0p1p2p3p4p5p6p7p8p9papbpcpdpepfpgphpipjpkplpmpnpopppqp<text:span text:style-name="T2">rpsptpupvpwpxpypzpApBpCpDpEpFpGpHpIpJpKpLpMpNpOpPpQpRpSpTpUpVpWpXpYpZp!p"p#p$p%p&amp;p'p(p)p*p+p,p-p.p/p:p;p&lt;p=p&gt;p?p@p[p\p]p^p_p`p{p|p}p~q0q1q2q3q4q5q6q7q8q9qaqbqcqdqeqfqgqhqiqjqkqlqmqnqoqpqqqrqsqtquqvqwqxqyqzqAqBqCqDqEqFqGqHqIqJqKqLqMqNqOqPqQqRqSqTqUqVqWqXqYqZq!q"q#q$q%q&amp;q'q(q)q*q+q,q-q.q/q:q;q&lt;q=q&gt;q?q@q[q\q]q^q_q`q{q|q}q~r0r1r2r3r4r5r6r7r8r9rarbrcrdrerfrgrhrirjrkrlrmrnrorprqrrrsrtrurvrwrxryrzrArBrCrDrErFrGrHrIrJrKrLrMrNrOrPrQrRrSrTrUrVrWrXrYrZr!r"r#r$r%r&amp;r'r(r)r*r+r,r-r.r/r:r;r&lt;r=r&gt;r?r@r[r\r]r^r_r`r{r|r}r~s0s1s2s3s4s5s6s7s8s9sasbscsdsesfsgshsisjskslsmsnsospsqsrssstsusvswsxsyszsAsBsCsDsEsFsGsHsIsJsKsLsMsNsOsPsQsRsSsTsUsVsWsXsYsZs!s"s#s$s%s&amp;s's(s)s*s+s,s-s.s/s:s;s&lt;s=s&gt;s?s@s[s\s]s^s_s`s{s|s}s~t0t1t2t3t4t5t6t7t8t9tatbtctdtetftgthtitjtktltmtntotptqtrtstttutvtwtxtytztAtBtCtDtEtFtGtH</text:span>tItJtKtLtMtNtOtPtQtRtStTtUtVtWtXtYtZt!t"t#t$t<text:soft-page-break/>%t&amp;t't(t)t*t+t,t-t.t/t:t;t&lt;t=t&gt;t?t@t[t\t]t^t_t`t{t|t}t~u0u1u2u3u4u5u6u7u8u9uaubucudueufuguhuiujukulumunuoupuqurusutuuuvuwuxuyuzuAuBuCuDuEuFuGuHuIuJuKuLuMuNuOuPuQuRuSuTuUuVuWuXuYuZu!u"u#u$u%u&amp;u'u(u)u*u+u,u-u.u/u:u;u&lt;u=u&gt;u?u@u[u\u]u^u_u`u{u|u}u~v0v1v2v3v4v5v6v7v8v9vavbvcvdvevfvgvhvivjvkvlvmvnvovpvqvrvsvtvuvvvwvxvyvzvAvBvCvDvEvFvGvHvIvJvKvLvMvNvOvPvQvRvSvTvUvVvWvXvYvZv!v"v#v$v%v&amp;v'v(v)v*v+v,v-v.v/v:v;v&lt;v=v&gt;v?v@v[v\v]v^v_v`v{v|v}v~w0w1w2w3w4w5w6w7w8w9wawbwcwdwewfwgwhwiwjwkwlwmwnwowpwqwrwswtwuwvwwwxwywzwAwBwCwDwEwFwGwHwIwJwKwLwMwNwOwPwQwRwSwTwUwVwWwXwYwZw!w"w#w$w%w&amp;w'w(w)w*w+w,w-w.w/w:w;w&lt;w=w&gt;w?w@w[w\w]w^w_w`w{w|w}w~x0x1x2x3x4x5x6x7x8x9xaxbxcxdxexfxgxhxixjxkxlxmxnxoxpxqxrxsxtxuxvxwxxxyxzxAxBxCxDxExFxGxHxIxJxKxLxMxNxOxPxQxRxSxTxUxVxWxXxYxZx!x"x#x$x%x&amp;x'x(x)x*x+x,x-x.x/x:x;x&lt;x=x&gt;x?x@x[x\x]x^x_x`x{x|x}x~y0y1y2y3y4y5y6y7y8y9yaybycydyeyfygyhyiyjykylymynyoypyqyrysytyuyvywyxyyyzyAyByCyDyEyFyGyHyIyJyKyLyMyNyOyPyQyRySyTyUyVyWyXyYyZy!y"y#y$y%y&amp;y'y(y)y*y+y,y-y.y/y:y;y&lt;y=y&gt;y?y@y[y\y]y^y_y`y{y|y}y~z0z1z2z3z4z5z6z7z8z9zazbzczdzezfzgzhzizjzkzlzmznzozpzqzrzsztzuzvzwzxzyzzzAzBzCzDzEzFzGzHzIzJzKzLzMzNzOzPzQzRzSzTzUzVzWzXzYzZz!z"z#z$z%z&amp;z'z(z)z*z+z,z-z.z/z:z;z&lt;z=z&gt;z?z@z[z\z]z^z_z`z{z|z}z~A0A1A2A3A4A5A6A7A8A9AaAbAcAdAeAfAgAhAiAjAkAlAmAnAoApAqArAsAtAuAvAwAxAyAzAAABACADAEAFAGAHAIAJAKALAMANAOAPAQARASATAUAVAWAXAYAZA!A"A#A$A%A&amp;A'A(A)A*A+A,A-A.A/A:A;A&lt;A=A&gt;A?A@A[A\A]A^A_A`A{A|A}A~B0B1B2B3B4B5B6B7B8B9BaBbBcBdBeBfBgBhBiBjBkBlBmBnBoBpBqBrBsBtBuBvBwBxByBzBABBBCBDBEBFBGBHBIBJBKBLBMBNBOBPBQBRBSBTBUBVBWBXBYBZB!B"B#B$B%B&amp;B'B(B)B*B+B,B-B.B/B:B;B&lt;B=B&gt;B?B@B[B\B]B^B_B`B{B|B}B~C0C1C2C3C4C5C6C7C8C9CaCbCcCdCeCfCgChCiCjCkClCmCnCoCpCqCrCsCtCuCvCwCxCyCzCACBCCCDCECFCGCHCICJCKCLCMCNCOCPCQCRCSCTCUCVCWCXCYCZC!C"C#C$C%C&amp;C'C(C)C*C+C,C-C.C/C:C;C&lt;C=C&gt;C?C@C[C\C]C^C_C`C{C|C}C~D0D1D2D3D4D5D6D7D8D9DaDbDcDdDeDfDgDhDiDjDkDlDmDnDoDpDqDrDsDtDuDvDwDxDyDzDADBDCDDDEDFDGDHDIDJDKDLDMDNDODPDQDRDSDTDUDVDWDXDYDZD!D"D#D$D%D&amp;D'D(D)D*D+D,D-D.D/D:D;D&lt;D=D&gt;D?D@D[D\D]D^D_D`D{D|D}D~E0E1E2E3E4E5E6E7E8E9EaEbEcEdEeEfEgEhEiEjEkElEmEnEoEpEqErEsEtEuEvEwExEyEzEAEBECEDEEEFEGEHEIEJEKELEMENEOEPEQERESETEUEVEWEXEYEZE!E"E#E$E%E&amp;E'E(E)E*E+E,E-E.E/E:E;E&lt;E=E&gt;E?E@E[E\E]E^E_E`E{E|E}E~F0F1F2F3F4F5F6F7F8F9FaFbFcFdFeFfFgFhFiFjFkFlFmFnFoFpFqFrFsFtFuFvFwFxFyFzFAFBFCFDFEFFFGFHFIFJFKFLFMFNFOFPFQFRFSFTFUFVFWFXFYFZF!F"F#F$F%F&amp;F'F(F)F*F+F,F-F.F/F:F;F&lt;F=F&gt;F?F@F[F\F]F^F_F`F{F|F}F~G0G1G2G3G4G5G6G7G8G9GaGbGcGdGeGfGgGhGiGjGkGlGmGnGoGpGqGrGsGtGuGvGwGxGyGzGAGBGCGDGEGFGGGHGIGJGKGLGMGNGOGPGQGRGSGTGUGVGWGXGYGZG!G"G#G$G%G&amp;G'G(G)G*G+G,G-G.G/G:G;G&lt;G=G&gt;G?G@G[G\G]G^G_G`G{G|G}G~H0H1H2H3H4H5H6H7H8H9HaHbHcHdHeHfHgHhHi<text:soft-page-break/>HjHkHlHmHnHoHpHqHrHsHtHuHvHwHxHyHzHAHBHCHDHEHFHGHHHIHJHKHLHMHNHOHPHQHR</text:p>
      <text:p text:style-name="P3">HSHTHUHVHWHXHYHZH!H"H#H$H%H&amp;H'H(H)H*H+H,H-H.H/H:H;H&lt;H=H&gt;H?H@H[H\H]H^H_H`H{H|H}H~I0I1I2I3I4I5I6I7I8I9IaIbIcIdIeIfIgIhIiIjIkIlImInIoIpIqIrIsItIuIvIwIxIyIzIAIBICIDIEIFIGIHIIIJIKILIMINIOIPIQIRISITIUIVIWIXIYIZI!I"I#I$I%I&amp;I'I(I)I*I+I,I-I.I/I:I;I&lt;I=I&gt;I?I@I[I\I]I^I_I`I{I|I}I~J0J1J2J3J4J5J6J7J8J9JaJbJcJdJeJfJgJhJiJjJkJlJmJnJoJpJqJrJsJtJuJvJwJxJyJzJAJBJCJDJEJFJGJHJIJJJKJLJMJNJOJPJQJRJSJTJUJVJWJXJYJZJ!J"J#J$J%J&amp;J'J(J)J*J+J,J-J.J/J:J;J&lt;J=J&gt;J?J@J[J\J]J^J_J`J{J|J}J~K0K1K2K3K4K5K6K7K8K9KaKbKcKdKeKfKgKhKiKjKkKlKmKnKoKpKqKrKsKtKuKvKwKxKyKzKAKBKCKDKEKFKGKHKIKJKKKLKMKNKOKPKQKRKSKTKUKVKWKXKYKZK!K"K#K$K%K&amp;K'K(K)K*K+K,K-K.K/K:K;K&lt;K=K&gt;K?K@K[K\K]K^K_K`K{K|K}K~L0L1L2L3L4L5L6L7L8L9LaLbLcLdLeLfLgLhLiLjLkLlLmLnLoLpLqLrLsLtLuLvLwLxLyLzLALBLCLDLELFLGLHLILJLKLLLMLNLOLPLQLRLSLTLULVLWLXLYLZL!L"L#L$L%L&amp;L'L(L)L*L+L,L-L.L/L:L;L&lt;L=L&gt;L?L@L[L\L]L^L_L`L{L|L}L~M0M1M2M3M4M5M6M7M8M9MaMbMcMdMeMfMgMhMiMjMkMlMmMnMoMpMqMrMsMtMuMvMwMxMyMzMAMBMCMDMEMFMGMHMIMJMKMLMMMNMOMPMQMRMSMTMUMVMWMXMYMZM!M"M#M$M%M&amp;M'M(M)M*M+M,M-M.M/M:M;M&lt;M=M&gt;M?M@M[M\M]M^M_M`M{M|M}M~N0N1N2N3N4N5N6N7N8N9NaNbNcNdNeNfNgNhNiNjNkNlNmNnNoNpNqNrNsNtNuNvNwNxNyNzNANBNCNDNENFNGNHNINJNKNLNMNNNONPNQNRNSNTNUNVNWNXNYNZN!N"N#N$N%N&amp;N'N(N)N*N+N,N-N.N/N:N;N&lt;N=N&gt;N?N@N[N\N]N^N_N`N{N|N}N~O0O1O2O3O4O5O6O7O8O9OaObOcOdOeOfOgOhOiOjOkOlOmOnOoOpOqOrOsOtOuOvOwOxOyOzOAOBOCODOEOFOGOHOIOJOKOLOMONOOOPOQOROSOTOUOVOWOXOYOZO!O"O#O$O%O&amp;O'O(O)O*O+O,O-O.O/O:O;O&lt;O=O&gt;O?O@O[O\O]O^O_O`O{O|O}O~P0P1P2P3P4P5P6P7P8P9PaPbPcPdPePfPgPhPiPjPkPlPmPnPoPpPqPrPsPtPuPvPwPxPyPzPAPBPCPDPEPFPGPHPIPJPKPLPMPNPOPPPQPRPSPTPUPVPWPXPYPZP!P"P#P$P%P&amp;P'P(P)P*P+P,P-P.P/P:P;P&lt;P=P&gt;P?P@P[P\P]P^P_P`P{P|P}P~Q0Q1Q2Q3Q4Q5Q6Q7Q8Q9QaQbQcQdQeQfQgQhQiQjQkQlQmQnQoQpQqQrQsQtQuQvQwQxQyQzQAQBQCQDQEQFQGQHQIQJQKQLQMQNQOQPQQQRQSQTQUQVQWQXQYQZQ!Q"Q#Q$Q%Q&amp;Q'Q(Q)Q*Q+Q,Q-Q.Q/Q:Q;Q&lt;Q=Q&gt;Q?Q@Q[Q\Q]Q^Q_Q`Q{Q|Q}Q~R0R1R2R3R4R5R6R7R8R9RaRbRcRdReRfRgRhRiRjRkRlRmRnRoRpRqRrRsRtRuRvRwRxRyRzRARBRCRDRERFRGRHRIRJRKRLRMRNRORPRQRRRSRTRURVRWRXRYRZR!R"R#R$R%R&amp;R'R(R)R*R+R,R-R.R/R:R;R&lt;R=R&gt;R?R@R[R\R]R^R_R`R{R|R}R~S0S1S2S3S4S5S6S7S8S9SaSbScSdSeSfSgShSiSjSkSlSmSnSoSpSqSrSsStSuSvSwSxSySzSASBSCSDSESFSGSHSISJSKSLSMSNSOSPSQSRSSST<text:soft-page-break/>SUSVSWSXSYSZS!S"S#S$S%S&amp;S'S(S)S*S+S,S-S.S/S:S;S&lt;S=S&gt;S?S@S[S\S]S^S_S`S{S|S}S~T0T1T2T3T4T5T6T7T8T9TaTbTcTdTeTfTgThTiTjTkTlTmTnToTpTqTrTsTtTuTvTwTxTyTzTATBTCTDTETFTGTHTITJTKTLTMTNTOTPTQTRTSTTTUTVTWTXTYTZT!T"T#T$T%T&amp;T'T(T)T*T+T,T-T.T/T:T;T&lt;T=T&gt;T?T@T[T\T]T^T_T`T{T|T}T~U0U1U2U3U4U5U6U7U8U9UaUbUcUdUeUfUgUhUiUjUkUlUmUnUoUpUqUrUsUtUuUvUwUxUyUzUAUBUCUDUEUFUGUHUIUJUKULUMUNUOUPUQURUSUTUUUVUWUXUYUZU!U"U#U$U%U&amp;U'U(U)U*U+U,U-U.U/U:U;U&lt;U=U&gt;U?U@U[U\U]U^U_U`U{U|U}U~V0V1V2V3V4V5V6V7V8V9VaVbVcVdVeVfVgVhViVjVkVlVmVnVoVpVqVrVsVtVuVvVwVxVyVzVAVBVCVDVEVFVGVHVIVJVKVLVMVNVOVPVQVRVSVTVUVVVWVXVYVZV!V"V#V$V%V&amp;V'V(V)V*V+V,V-V.V/V:V;V&lt;V=V&gt;V?V@V[V\V]V^V_V`V{V|V}V~W0W1W2W3W4W5W6W7W8W9WaWbWcWdWeWfWgWhWiWjWkWlWmWnWoWpWqWrWsWtWuWvWwWxWyWzWAWBWCWDWEWFWGWHWIWJWKWLWMWNWOWPWQWRWSWTWUWVWWWXWYWZW!W"W#W$W%W&amp;W'W(W)W*W+W,W-W.W/W:W;W&lt;W=W&gt;W?W@W[W\W]W^W_W`W{W|W}W~X0X1X2X3X4X5X6X7X8X9XaXbXcXdXeXfXgXhXiXjXkXlXmXnXoXpXqXrXsXtXuXvXwXxXyXzXAXBXCXDXEXFXGXHXIXJXKXLXMXNXOXPXQXRXSXTXUXVXWXXXYXZX!X"X#X$X%X&amp;X'X(X)X*X+X,X-X.X/X:X;X&lt;X=X&gt;X?X@X[X\X]X^X_X`X{X|X}X~Y0Y1Y2Y3Y4Y5Y6Y7Y8Y9YaYbYcYdYeYfYgYhYiYjYkYlYmYnYoYpYqYrYsYtYuYvYwYxYyYzYAYBYCYDYEYFYGYHYIYJYKYLYMYNYOYPYQYRYSYTYUYVYWYXYYYZY!Y"Y#Y$Y%Y&amp;Y'Y(Y)Y*Y+Y,Y-Y.Y/Y:Y;Y&lt;Y=Y&gt;Y?Y@Y[Y\Y]Y^Y_Y`Y{Y|Y<text:span text:style-name="T25">}Y~Z0Z1Z2Z3Z4Z5Z6Z7Z8Z9ZaZbZcZdZeZfZgZhZiZjZkZlZmZnZoZpZqZrZsZtZuZvZwZxZyZzZAZBZCZDZEZFZGZHZIZJZKZLZMZNZOZPZQZRZSZTZUZVZWZXZYZZZ!Z"Z#Z$Z%Z&amp;Z'Z(Z)Z*Z+Z,Z-Z.Z/Z:Z;Z&lt;Z=Z&gt;Z?Z@Z[Z\Z]Z^Z_Z`Z{Z|Z}Z~!0!1!2!3!4!5!6!7!8!9!a!b!c!d!e!f!g!h!i!j!k!l!m!n!o!p!q!r!s!t!u!v!w!x!y!z!A!B!C!D!E!F!G!H!I!J!K!L!M!N!O!P!Q!R!S!T!U!V!W!X!Y!Z!!!"!#!$!%!&amp;!'!(!)!*!+!,!-!.!/!:!;!&lt;!=!&gt;!?!@![!\!]!^!_!`!{!|!}!~"0"1"2"3"4"5"6"7"8"9"a"b"c"d"e"f"g"h"i"j"k"l"m"n"o"p"q"r"s"t"u"v"w"x"y"z"A"B"C"D"E"F"G"H"I"J"K"L"M"N"O"P"Q"R"S"T"U"V"W"X"Y"Z"!"""#"$"%"&amp;"'"(")"*"+","-"."/":";"&lt;"="&gt;"?"@"["\"]"^"_"`"{"|"}"~#0#1#2#3#4#5#6#7#8#9#a#b#c#d#e#f#g#h#i#j#k#l#m#n#o#p#q#r#s#t#u#v#w#x#y#z#A#B#C#D#E#F#G#H#I#J#K#L#M#N#O#P#Q#R#S#T#U#V#W#X#Y#Z#!#"###</text:span>$#%#&amp;#'#(#)#*#+#,#-#.#/#:#;#&lt;#=#&gt;#?#@#[#\#]#^#_#`#{#|#}#~$0$1$2$3$4$5$6$7$8$9$a$b$c$d$e$f$g$h$i$j$k$l$m$n$o$p$q$r$s$t$u$v$w$x</text:p>
      <text:p text:style-name="P3">$y$z$A$B$C$D$E$F$G$H$I$J$K$L$M$N$O$P$Q$R$S$T$U$V$W$X$Y$Z$!$"$#$$$%$&amp;$'$($)$*$+$,$-$.$/$:$;$&lt;$=$&gt;$?$@$[$\$]$^$_$`${$|$}$~%0%1%2%3%4%5%6%7%8%9%a%b%c%d%e%f%g%h%i%j%k%l%m%n%o%p%q%r%s%t%u%v%w%x%y%z%A%B%C%D%E%F%G%H%I%J%K%L%M%N%O%P%Q%R%S%T%U%V%W%X%Y%Z%!%"%#%$%%%&amp;%'%(%)%*%+%,%-%.%/%:%;%&lt;%=%&gt;%?%@%[%\%]%^%_%`%{%|%}%~&amp;0&amp;1&amp;2&amp;3&amp;4&amp;5&amp;6&amp;7&amp;8&amp;9&amp;a&amp;b&amp;c&amp;d&amp;e&amp;f&amp;g&amp;h&amp;i&amp;j&amp;k&amp;l&amp;m&amp;n&amp;o&amp;p&amp;q&amp;r&amp;s&amp;t&amp;u&amp;v&amp;w&amp;x&amp;y&amp;z&amp;A&amp;B&amp;C&amp;D&amp;E&amp;F&amp;G&amp;H&amp;I&amp;J&amp;K&amp;L&amp;M&amp;N&amp;O&amp;P&amp;Q&amp;R&amp;S&amp;T&amp;U&amp;V&amp;<text:soft-page-break/>W&amp;X&amp;Y&amp;Z&amp;!&amp;"&amp;#&amp;$&amp;%&amp;&amp;&amp;'&amp;(&amp;)&amp;*&amp;+&amp;,&amp;-&amp;.&amp;/&amp;:&amp;;&amp;&lt;&amp;=&amp;&gt;&amp;?&amp;@&amp;[&amp;\&amp;]&amp;^&amp;_&amp;`&amp;{&amp;|&amp;}&amp;~'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lt;0&lt;1&lt;2&lt;3&lt;4&lt;5&lt;6&lt;7&lt;8&lt;9&lt;a&lt;b&lt;c&lt;d&lt;e&lt;f&lt;g&lt;h&lt;i&lt;j&lt;k&lt;l&lt;m&lt;n&lt;o&lt;p&lt;q&lt;r&lt;s&lt;t&lt;u&lt;v&lt;w&lt;x&lt;y&lt;z&lt;A&lt;B&lt;C&lt;D&lt;E&lt;F&lt;G&lt;H&lt;I&lt;J&lt;K&lt;L&lt;M&lt;N&lt;O&lt;P&lt;Q&lt;R&lt;S&lt;T&lt;U&lt;V&lt;W&lt;X&lt;Y&lt;Z&lt;!&lt;"&lt;#&lt;$&lt;%&lt;&amp;&lt;'&lt;(&lt;)&lt;*&lt;+&lt;,&lt;-&lt;.&lt;/&lt;:&lt;;&lt;&lt;&lt;=&lt;&gt;&lt;?&lt;@&lt;[&lt;\&lt;]&lt;^&lt;_&lt;`&lt;{&lt;|&lt;}&lt;~=0=1=2=3=4=5=6=7=8=9=a=b=c=d=e=f=g=h=i=j=k=l=m=n=o=p=q=r=s=t=u=v=w=x=y=z=A=B=C=D=E=F=G=H=I=J=K=L=M=N=O=P=Q=R=S=T=U=V=W=X=Y=Z=!="=#=$=%=&amp;='=(=)=*=+=,=-=.=/=:=;=&lt;===&gt;=?=@=[=\=]=^=_=`={=|=}=~&gt;0&gt;1&gt;2&gt;3&gt;4&gt;5&gt;6&gt;7&gt;8&gt;9&gt;a&gt;b&gt;c&gt;d&gt;e&gt;f&gt;g&gt;h&gt;i&gt;j&gt;k&gt;l&gt;m&gt;n&gt;o&gt;p&gt;q&gt;r&gt;s&gt;t&gt;u&gt;v&gt;w&gt;x&gt;y&gt;z&gt;A&gt;B&gt;C&gt;D&gt;E&gt;F&gt;G&gt;H&gt;I&gt;J&gt;K&gt;L&gt;M&gt;N&gt;O&gt;P&gt;Q&gt;R&gt;S&gt;T&gt;U&gt;V&gt;W&gt;X&gt;Y&gt;Z&gt;!&gt;"&gt;#&gt;$&gt;%&gt;&amp;&gt;'&gt;(&gt;)&gt;*&gt;+&gt;,&gt;-&gt;.&gt;/&gt;:&gt;;&gt;&lt;&gt;=&gt;&gt;&gt;?&gt;@&gt;[&gt;\&gt;]&gt;^&gt;_&gt;`&gt;{&gt;|&gt;}&gt;~?0?1?2?3?4?5?6?7?8?9?a?b?c?d?e?f?g?h?i?j?k?l?m?n?o?p?q?r?s?t?u?v?w?x?y?z?A?B?C?D?E?F?G?H?I?J?K?L?M?N?O?P?Q?R?S?T?U?V?W?X?Y?Z?!?"?#?$?%?&amp;?'?(?)?*?+?,?-?.?/?:?;?&lt;?=?&gt;???@?[?\?]?^?_?`?{?|?}?~@0@1@2@3@4@5@6<text:span text:style-name="T2">@7@8@9@a@b@c@d@e@f@g@h@i@j@k@l@m@n</text:span><text:soft-page-break/><text:span text:style-name="T2">@o@p@q@r@s@t@u@v@w@x@y@z@A@B@C@D@E@F@G@H@I@J@K@L@M@N@O@P@Q@R@S@T@U@V@W@X@Y@Z@!@"@#@$@%@&amp;@'@(@)@*@+@,@-@.@/@:@;@&lt;@=@&gt;@?@@@[@\@]@^@_@`@{@|@}@~[0[1[2[3[4[5[6[7[8[9[a[b[c[d[e[f[g[h[i[j[k[l[m[n[o[p[q[r[s[t[u[v[w[x[y[z[A[B[C[D[E[F[G[H[I[J[K[L[M[N[O[P[Q[R[S[T[U[V[W[X[Y[Z[!["[#[$[%[&amp;['[([)[*[+[,[-[.[/[:[;[&lt;[=[&gt;[?[@[[[\[][^[_[`[{[|[}[~\0\1\2\3\4\5\6\7\8\9\a\b\c\d\e\f\g\h\i\j\k\l\m\n\o\p\q\r\s\t\u\v\w\x\y\z\A\B\C\D\E\F\G\H\I\J\K\L\M\N\O\P\Q\R\S\T\U\V\W\X\Y\Z\!\"\#\$\%\&amp;\'\(\)\*\+\,\-\.\/\:\;\&lt;\=\&gt;\?\@\[\\\]\^\_\`\{\|\}\~]0]1]2]3]4]5]6]7]8]9]a]b]c]d]e]f]g]h]i]j]k]l]m]n]o]p]q]r]s]t]u]v]w]x]y]z]A]B]C]D]E]F]G]H]I]J]K]L]M]N]O]P]Q]R]S]T]U]V]W]X]Y]Z]!]"]#]$]%]&amp;]'](])]*]+],]-].]/]:];]&lt;]=]&gt;]?]@][]\]]]^]_]`]{]|]}]~^0^1^2^3^4^5^6^7^8^9^a^b^c^</text:span></text:p>
      <text:p text:style-name="P11">d^e^f^g^h^i^j^k^l^m^n^o^p^q^r^s^t^u^v^w^x^y^z^A^B^C^D^E^F^G^H^I^J^K^L^M^N^O^P^Q^R^S^T^U^V^W^X^Y^Z^!^"^#^$^%^&amp;^'^(^)^*^+^,^-^.^/^:^;^&lt;^=^&gt;^?^@^[^\^]^^^_^`^{^|^}^~_0_1_2_3_4_5_6_7_8_9_a_b_c_d_e_f_g_h_i_j_k_l_m_n_o_p_q_r_s_t_u_v_w_x_y_z_A_B_C_D_E_F_G_H_I_J_K_L_M_N_O_P_Q_R_S_T_U_V_W_X_Y_Z_!_"_#_$_%_&amp;_'_(_)_*_+_,_-_._/_:_;_&lt;_=_&gt;_?_@_[_\_]_^___`_{_|_}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0~1~2~3~4~5~6~7~8~9~a~b~c~d~e~f~g~h~i~j~k~l~m~n~o~p~q~r~s~t~u~v~w~x~y~z~A~B~C~D~E~F~G~H~I~J~K~L~M~N~O~P~Q~R~S~T~U~V~W~X~Y~Z~!~"~#~$~%~&amp;~'~(~)~*~+~,~-~.~/~:~;~&lt;~=~&gt;~?~@~[~\~]~^~_~`~{~|~}~~</text:p>
      <text:p text:style-name="P11"/>
      <text:p text:style-name="P11">All pairs with spaces in between, for space char kerning.</text:p>
      <text:p text:style-name="P11">Code that got this:</text:p>
      <text:p text:style-name="P10"><text:s/>for i in range(0,97):</text:p>
      <text:p text:style-name="P10"><text:tab/>for j in range (0,97):</text:p>
      <text:p text:style-name="P10"><text:soft-page-break/><text:tab/><text:tab/>print string.printable[i] + ' ' + string.printable[j]</text:p>
      <text:p text:style-name="P10"/>
      <text:p text:style-name="P11">0 0 0 1 0 2 0 3 0 4 0 5 0 6 0 7 0 8 0 9 0 a 0 b 0 c 0 d 0 e 0 f 0 g 0 h 0 i 0 j 0 k 0 l 0 m 0 n 0 o 0 p 0 q 0 r 0 s 0 t 0 u 0 v 0 w 0 x 0 y 0 z 0 A 0 B 0 C 0 D 0 E 0 F 0 G 0 H 0 I 0 J 0 K 0 L 0 M 0 N 0 O 0 P 0 Q 0 R 0 S 0 T 0 U 0 V 0 W 0 X 0 Y 0 Z 0 ! 0 " 0 # 0 $ 0 % 0 &amp; 0 ' 0 ( 0 ) 0 * 0 + 0 , 0 - 0 . 0 / 0 : 0 ; 0 &lt; 0 = 0 &gt; 0 ? 0 @ 0 [ 0 \ 0 ] 0 ^ 0 _ 0 ` 0 { 0 | 0 } 0 ~ 0 0 0 1 0 1 1 1 2 1 3 1 4 1 5 1 6 1 7 1 8 1 9 1 a 1 b 1 c 1 d 1 e 1 f 1 g 1 h 1 i 1 j 1 k 1 l 1 m 1 n 1 o 1 p 1 q 1 r 1 s 1 t 1 u 1 v 1 w 1 x 1 y 1 z 1 A 1 B 1 C 1 D 1 E 1 F 1 G 1 H 1 I 1 J 1 K 1 L 1 M 1 N 1 O 1 P 1 Q 1 R 1 S 1 T 1 U 1 V 1 W 1 X 1 Y 1 Z 1 ! 1 " 1 # 1 $ 1 % 1 &amp; 1 ' 1 ( 1 ) 1 * 1 + 1 , 1 - 1 . 1 / 1 : 1 ; 1 &lt; 1 = 1 &gt; 1 ? 1 @ 1 [ 1 \ 1 ] 1 ^ 1 _ 1 ` 1 { 1 | 1 } 1 ~ 1 1 1 2 0 2 1 2 2 2 3 2 4 2 5 2 6 2 7 2 8 2 9 2 a 2 b 2 c 2 d 2 e 2 f 2 g 2 h 2 i 2 j 2 k 2 l 2 m 2 n 2 o 2 p 2 q 2 r 2 s 2 t 2 u 2 v 2 w 2 x 2 y 2 z 2 A 2 B 2 C 2 D 2 E 2 F 2 G 2 H 2 I 2 J 2 K 2 L 2 M 2 N 2 O 2 P 2 Q 2 R 2 S 2 T 2 U 2 V 2 W 2 X 2 Y 2 Z 2 ! 2 " 2 # 2 $ 2 % 2 &amp; 2 ' 2 ( 2 ) 2 * 2 + 2 , 2 - 2 . 2 / 2 : 2 ; 2 &lt; 2 = 2 &gt; 2 ? 2 @ 2 [ 2 \ 2 ] 2 ^ 2 _ 2 ` 2 { 2 | 2 } 2 ~ 2 2 2 3 0 3 1 3 2 3 3 3 4 3 5 3 6 3 7 3 8 3 9 3 a 3 b 3 c 3 d 3 e 3 f 3 g 3 h 3 i 3 j 3 k 3 l 3 m 3 n 3 o 3 p 3 q 3 r 3 s 3 t 3 u 3 v 3 w 3 x 3 y 3 z 3 A 3 B 3 C 3 D 3 E 3 F 3 G 3 H 3 I 3 J 3 K 3 L 3 M 3 N 3 O 3 P 3 Q 3 R 3 S 3 T 3 U 3 V 3 W 3 X 3 Y 3 Z 3 ! 3 " 3 # 3 $ 3 % 3 &amp; 3 ' 3 ( 3 ) 3 * 3 + 3 , 3 - 3 . 3 / 3 : 3 ; 3 &lt; 3 = 3 &gt; 3 ? 3 @ 3 [ 3 \ 3 ] 3 ^ 3 _ 3 </text:p>
      <text:p text:style-name="P11">3 ` 3 { 3 | 3 } 3 ~ 3 3 3 4 0 4 1 4 2 4 3 4 4 4 5 4 6 4 7 4 8 4 9 4 a 4 b 4 c 4 d 4 e 4 f 4 g 4 h 4 i 4 j 4 k 4 l 4 m 4 n 4 o 4 p 4 q 4 r 4 s 4 t 4 u 4 v 4 w 4 x 4 y 4 z 4 A 4 B 4 C 4 D 4 E 4 F 4 G 4 H 4 I 4 J 4 K 4 L 4 M 4 N 4 O 4 P 4 Q 4 R 4 S 4 T 4 U 4 V 4 W 4 X 4 Y 4 Z 4 ! 4 " 4 # 4 $ 4 % 4 &amp; 4 ' 4 ( 4 ) 4 * 4 + 4 , 4 - 4 . 4 / 4 : 4 ; 4 &lt; 4 = 4 &gt; 4 ? 4 @ 4 [ 4 \ 4 ] 4 ^ 4 _ 4 ` 4 { 4 | 4 } 4 ~ 4 4 4 5 0 5 1 5 2 5 3 5 4 5 5 5 6 5 7 5 8 5 9 5 a 5 b 5 c 5 d 5 e 5 f 5 g 5 h 5 i 5 j 5 k 5 l 5 m 5 n 5 o 5 p 5 q 5 r 5 s 5 t 5 u 5 v 5 w 5 x 5 y 5 z 5 A 5 B 5 C 5 D 5 E 5 F 5 G 5 H 5 I 5 J 5 K 5 L 5 M 5 N 5 O 5 P 5 Q 5 R 5 S 5 T 5 U 5 V 5 W 5 X 5 Y 5 Z 5 ! 5 " 5 # 5 $ 5 % 5 &amp; 5 ' 5 ( 5 ) 5 * 5 + 5 , 5 - 5 . 5 / 5 : 5 ; 5 &lt; 5 = 5 &gt; 5 ? 5 @ 5 [ 5 \ 5 ] 5 ^ 5 _ 5 ` 5 { 5 | 5 } 5 ~ 5 5 5 6 0 6 1 6 2 6 3 6 4 6 5 6 6 6 7 6 8 6 9 6 a 6 b 6 c 6 d 6 e 6 f 6 g 6 h 6 i 6 j 6 k 6 l 6 m 6 n 6 o 6 p 6 q 6 r 6 s 6 t 6 u 6 v 6 w 6 x 6 y 6 z 6 A 6 B 6 C 6 D 6 E 6 F 6 G 6 H 6 I 6 J 6 K 6 L 6 M 6 N 6 O 6 P 6 Q 6 R 6 S 6 T 6 U 6 V 6 W 6 X 6 Y 6 Z 6 ! 6 " 6 # 6 $ 6 % 6 &amp; 6 ' 6 ( 6 ) 6 * 6 + 6 , 6 - 6 . 6 / 6 : 6 ; 6 &lt; 6 = 6 &gt; 6 ? 6 @ 6 [ 6 \ 6 ] 6 ^ 6 _ 6 ` 6 { 6 | 6 } 6 ~ 6 6 6 7 0 7 1 7 2 7 3 7 4 7 5 7 6 7 7 7 8 7 9 7 a 7 b 7 c 7 d 7 e 7 f 7 g 7 h 7 i 7 j 7 k 7 l 7 m 7 n 7 o 7 p 7 q 7 r 7 s 7 t 7 u 7 v 7 w 7 x 7 y 7 z 7 A 7 B 7 C 7 D 7 E 7 F 7 G 7 H 7 I 7 J 7 K 7 L 7 M 7 N 7 O 7 P 7 Q 7 R 7 S 7 T 7 U 7 V 7 W 7 X 7 Y 7 Z 7 ! 7 " 7 # 7 $ 7 % 7 &amp; 7 ' 7 ( 7 ) 7 * 7 + 7 , 7 - 7 . 7 / 7 : 7 ; 7 &lt; 7 = 7 &gt; 7 ? 7 @ 7 [ 7 \ 7 ] 7 ^ 7 _ 7 ` 7 { 7 | 7 } 7 ~ 7 7 7 8 0 8 1 8 2 8 3 8 4 8 5 8 6 8 7 8 8 8 9 8 a 8 b 8 c 8 d 8 e 8 f 8 g 8 h 8 i 8 j 8 k 8 l 8 m 8 n 8 o 8 p 8 q 8 r 8 s 8 t 8 u 8 v 8 w 8 x 8 y 8 z 8 A 8 B 8 C 8 D 8 E 8 F 8 G 8 H 8 I 8 J 8 K 8 L 8 M 8 N 8 O 8 P 8 Q 8 R 8 S 8 T 8 U 8 V 8 W 8 X 8 Y 8 Z 8 ! 8 " 8 # 8 $ 8 % 8 &amp; 8 ' 8 (</text:p>
      <text:p text:style-name="P11"><text:soft-page-break/>( 8 ) 8 * 8 + 8 , 8 - 8 . 8 / 8 : 8 ; 8 &lt; 8 = 8 &gt; 8 ? 8 @ 8 [ 8 \ 8 ] 8 ^ 8 _ 8 ` 8 { 8 | 8 } 8 ~ 8 8 8 9 0 9 1 9 2 9 3 9 4 9 5 9 6 9 7 9 8 9 9 9 a 9 b 9 c 9 d 9 e 9 f 9 g 9 h 9 i 9 j 9 k 9 l 9 m 9 n 9 o 9 p 9 q 9 r 9 s 9 t 9 u 9 v 9 w 9 x 9 y 9 z 9 A 9 B 9 C 9 D 9 E 9 F 9 G 9 H 9 I 9 J 9 K 9 L 9 M 9 N 9 O 9 P 9 Q 9 R 9 S 9 T 9 U 9 V 9 W 9 X 9 Y 9 Z 9 ! 9 " 9 # 9 $ 9 % 9 &amp; 9 ' 9 ( 9 ) 9 * 9 + 9 , 9 - 9 . 9 / 9 : 9 ; 9 &lt; 9 = 9 &gt; 9 ? 9 @ 9 [ 9 \ 9 ] 9 ^ 9 _ 9 ` 9 { 9 | 9 } 9 ~ 9 9 9 a 0 a 1 a 2 a 3 a 4 a 5 a 6 a 7 a 8 a 9 a a a b a c a d a e a f a g a h a i a j a k a l a m a n a o a p a q a r a s a t a u a v a w a x a y a z a A a B a C a D a E a F a G a H a I a J a K a L a M a N a O a P a Q a R a S a T a U a V a W a X a Y a Z a ! a " a # a $ a % a &amp; a ' a ( a ) a * a + a , a - a . a / a : a ; a &lt; a = a &gt; a ? a @ a [ a \ a ] a ^ a _ a ` a { a | a } a ~ a a a b 0 b 1 b 2 b 3 b 4 b 5 b 6 b 7 b 8 b 9 b a b b b c b d b e b f b g b h b i b j b k b l b m b n b o b p b q b r b s b t b u b v b w b x b y b z b A b B b C b D b E b F b G b H b I b J b K b L b M b N b O b P b Q b R b S b T b U b V b W b X b Y b Z b ! b " b # </text:p>
      <text:p text:style-name="P11"># b $ b % b &amp; b ' b ( b ) b * b + b , b - b . b / b : b ; b &lt; b = b &gt; b ? b @ b [ b \ b ] b ^ b _ b ` b { b | b } b ~ b b b c 0 c 1 c 2 c 3 c 4 c 5 c 6 c 7 c 8 c 9 c a c b c c c d c e c f c g c h c i c j c k c l c m c n c o c p c q c r c s c t c u c v c w c x c y c z c A c B c C c D c E c F c G c H c I c J c K c L c M c N c O c P c Q c R c S c T c U c V c W c X c Y c Z c ! c " c # c $ c % c &amp; c ' c ( c ) c * c + c , c - c . c / c : c ; c &lt; c = c &gt; c ? c @ c [ c \ c ] c ^ c _ c ` c { c | c } c ~ c c c d 0 d 1 d 2 d 3 d 4 d 5 d 6 d 7 d 8 d 9 d a d b d c d d d e d f d g d h d i d j d k d l d m d n d o d p d q d r d s d t d u d v d w d x d y d z d A d B d C d D d E d F d G d H d I d J d K d L d M d N d O d P d Q d R d S d T d U d V d W d X d Y d Z d ! d " d # d $ d % d &amp; d ' d ( d ) d * d + d , d - d . d / d : d ; d &lt; d = d &gt; d ? d @ d [ d \ d ] d ^ d _ d ` d { d | d } d ~ d d d e 0 e 1 e 2 e 3 e 4 e 5 e 6 e 7 e 8 e 9 e a e b e c e d e e e f e g e h e i e j e k e l e m e n e o e p e q e r e s e t e u e v e w e x e y e z e A e B e C e D e E e F e G e H e I e J e K e L e M e N e O e P e Q e R e S e T e U e V e W e X e Y e Z e ! e " e # e $ e % e &amp; e ' e ( e ) e * e + e , e - e . e / e : e ; e &lt; e = e &gt; e ? e @ e [ e \ e ] e ^ e _ e ` e { e | e } e ~ e e e f 0 f 1 f 2 f 3 f 4 f 5 f 6 f 7 f 8 f 9 f a f b f c f d f e f f f g f h f i f j f k f l f m f n f o f p f q f r f s f t f u f v f w f x f y f z f A f B f C f D f E f F f G f H f I f J f K f L f M f N f O f P f Q f R f S f T f U f V f W </text:p>
      <text:p text:style-name="P3"><text:span text:style-name="T2">W f X f Y f Z f ! f " f # f $ f % f &amp; f ' f ( f ) f * f + f , f - f . f / f : f ; f &lt; f = f &gt; f ? f @ f [ f \ f ] f ^ f _ f ` f { f | f } f ~ f f f g 0 g 1 g 2 g 3 g 4 g 5 g 6 g 7 g 8 g 9 g a g b g c g d g e g f g g g h g i g j g k g l g m g n g o g p g q g r g s g t g u g v g w g x g y g z g A g B g C g D g E g F g G g H g I g J g K g L g M g N g O g P g Q g R g S g T g U g V g W g X g Y g Z g ! g " g # g $ g % g &amp; g ' g ( g ) g * g + g , g - g . g / g : g ; g &lt; g = g &gt; g ? g @ g [ g \ g ] g ^ g _ g ` g { g | g } g ~ g g g h 0 h 1 h 2 h 3 h 4 h 5 h 6 h 7 h 8 h 9 h a h b h c h d h e h f h g h h h i h j h k h l</text:span> h m h n h o h p h q h r h s h t h u h v h w h x h y h z h A h B h C h D h E h F h G h H h I h J h K h L h M h N h O h P h Q h R h S h T h U h V h W h X h Y h Z h ! h " h # h $ h % h &amp; h ' h ( h ) h * h + h , h - h . h / h : h ; h &lt; h = h &gt; h ? h @ h [ h \ h ] h ^ h _ h ` h { h | h } h ~ h h h i 0 i 1 i 2 i 3 i 4 i 5 i 6 i 7 i 8 i 9 i a i b i c i d i e i f i g i h i i i j i k i l i m i n i o i p i q i r i s i t i u i v i w i x i y i z i A i B i C i D i E i F i G i H i I i J i K i L i M i N i O i P i Q i R i S i T i U i V i W i X i Y i Z i ! i " i # <text:soft-page-break/>i $ i % i &amp; i ' i ( i ) i * i + i , i - i . i / i : i ; i &lt; i = i &gt; i ? i @ i [ i \ i ] i ^ i _ i ` i { i | i } i ~ i i i j 0 j 1 j 2 j 3 j 4 j 5 j 6 j 7 j 8 j 9 j a j b j c j d j e j f j g j h j i j j j k j l j m j n j o j p j q j r j s j t j u j v j w j x j y j z j A j B j C j D j E j F j G j H j I j J j K j L j M j N j O j P j Q j R j S j T j U j V j W j X j Y j Z j ! j " j # j $ j % j &amp; j ' j ( j ) j * j + j , j - j . j / j : j ; j &lt; j = j &gt; j ? j @ j [ j \ j ] j ^ j _ j ` j { j | j } j ~ j j j k 0 k 1 k 2 k 3 </text:p>
      <text:p text:style-name="P3">3 k 4 k 5 k 6 k 7 k 8 k 9 k a k b k c k d k e k f k g k h k i k j k k k l k m k n k o k p k q k r k s k t k u k v k w k x k y k z k A k B k C k D k E k F k G k H k I k J k K k L k M k N k O k P k Q k R k S k T k U k V k W k X k Y k Z k ! k " k # k $ k % k &amp; k ' k ( k ) k * k + k , k - k . k / k : k ; k &lt; k = k &gt; k ? k @ k [ k \ k ] k ^ k _ k ` k { k | k } k ~ k k k l 0 l 1 l 2 l 3 l 4 l 5 l 6 l 7 l 8 l 9 l a l b l c l d l e l f l g l h l i l j l k l l l m l n l o l p l q l r l s l t l u l v l w l x l y l z l A l B l C l D l E l F l G l H l I l J l K l L l M l N l O l P l Q l R l S l T l U l V l W l X l Y l Z l ! l " l # l $ l % l &amp; l ' l ( l ) l * l + l , l - l . l / l : l ; l &lt; l = l &gt; l ? l @ l [ l \ l ] l ^ l _ l ` l { l | l } l ~ l l l m 0 m 1 m 2 m 3 m 4 m 5 m 6 m 7 m 8 m 9 m a m b m c m d m e m f m g m h m i m j m k m l m m m n m o m p m q m r m s m t m u m v m w m x m y m z m A m B m C m D m E m F m G m H m I m J m K m L m M m N m O m P m Q m R m S m T m U m V m W m X m Y m Z m ! m " m # m $ m % m &amp; m ' m ( m ) m * m + m , m - m . m / m : m ; m &lt; m = m &gt; m ? m @ m [ m \ m ] m ^ m _ m ` m { m | m } m ~ m m m n 0 n 1 n 2 n 3 n 4 n 5 n 6 n 7 n 8 n 9 n a n b n c n d n e n f n g n h n i n j n k n l n m n n n o n p n q n r n s n t n u n v n w n x n y n z n A n B n C n D n E n F n G n H n I n J n K n L n M n N n O n P n Q n R n S n T n U n V n W n X n Y n Z n ! n " n # n $ n % n &amp; n ' n ( n ) n * n + n , n - n . n / n : n ; n &lt; n = n &gt; n ? n @ n [ n \ n ] n ^ n _ n ` n { n | n } n ~ n n n o 0 o 1 o 2 o 3 o 4 o 5 o 6 o 7 o 8 o 9 o a o b o c o d o e o f o g o h o i o j o k o l o m o n o o o p o q o r o s o t o u o v o w o x o y o z o A o B o C o D o E o F o G o H o I o J o K o L o M o N o O o P o Q o R o S o T o U o V o W o X o Y o Z o ! o " o # o $ o % o &amp; o ' o ( o ) o * o + o , o - o . o / o : o ; o &lt; o = o &gt; o ? o @ o [ o \ o ] o ^ o _ o ` o { o | o } o ~ o o o p 0 p 1 p 2 p 3 p 4 p 5 p 6 p 7 p 8 p 9 p a p b p c p d p e p f p g p h p i p j p k p l p m p n p o p p p q p r p s p t p u p v p w p x p y p z p A p B p C p D p E p F p G p H p I p J p K p L p M p N p O p P p Q p R p S p T p U p V p W p X p Y p Z p ! p " p # p $ p % p &amp; p ' p ( p ) p * p + p , p - p</text:p>
      <text:p text:style-name="P3">p . p / p : p ; p &lt; p = p &gt; p ? p @ p [ p \ p ] p ^ p _ p ` p { p | p } p ~ p p p q 0 q 1 q 2 q 3 q 4 q 5 q 6 q 7 q 8 q 9 q a q b q c q d q e q f q g q h q i q j q k q l q m q n q o q p q q q r q s q t q u q v q w q x q y q z q A q B q C q D q E q F q G q H q I q J q K q L q M q N q O q P q Q q R q S q T q U q V q W q X q Y q Z q ! q " q # q $ q % q &amp; q ' q ( q ) q * q + q , q - q . q / q : q ; q &lt; q = q &gt; q ? q @ q [ q \ q ] q ^ q _ q ` q { q | q } q ~ q q q r 0 r 1 r 2 r 3 r 4 r 5 r 6 r 7 r 8 r 9 r a r b r c r d r e r f r g r h r i r j r k r l r m r n r o r p r q r r r s r t r u r v r w r x r y r z r A r B r C r D r E r F r G r H r I r J r K r L r M r N r O r P r Q r R r S r T r U r V r W r X r Y r Z r ! r " r # r $ r % r &amp; r ' r ( r ) r * r + r , r - r . r / r : r ; r &lt; r = r &gt; r ? r @ r [ r \ r ] r ^ r _ r ` r { r | r } r ~ r r r s 0 s 1 s 2 s 3 s 4 s 5 s 6 s 7 s 8 s 9 s a s b s c s d s e s f s g s h s i s j s k s l s m s n s o s p s q s r s s s t s u s v s w s x s y s z s A s B s C s D s E s F s G s H s I s J s K s L s M s N s O s P s Q s R s S s T s U s V s W s X s Y s Z s ! s " s # s $ s % s &amp; s ' s ( s ) s * s + s , s - s . s / s : s ; s &lt; s = s &gt; s ? s <text:soft-page-break/>@ s [ s \ s ] s ^ s _ s ` s { s | s } s ~ s s s t 0 t 1 t 2 t 3 t 4 t 5 t 6 t 7 t 8 t 9 t a t b t c t d t e t f t g t h t i t j t k t l t m t n t o t p t q t r t s t t t u t v t w t x t y t z t A t B t C t D t E t F t G t H t I t J t K t L t M t N t O t P t Q t R t S t T t U t V t W t X t Y t Z t ! t " t # t $ t % t &amp; t ' t ( t ) t * t + t , t - t . t / t : t ; t &lt; t = t &gt; t ? t @ t [ t \ t ] t ^ t _ t ` t { t | t } t ~ t t t u 0 u 1 u 2 u 3 u 4 u 5 u 6 u 7 u 8 u 9 u a u b u c u d u e u f u g u h u i u j u k u l u m u n u o u p u q u r u s u t u u u v u w u x u y u z u A u B u C u D u E u F u G u H u I u J u K u L u M u N u O u P u Q u R u S u T u U u V u W u X u Y u Z u ! u " u # u $ u % u &amp; u ' u ( u ) u * u + u , u - u . u / u : u ; u &lt; u = u &gt; u ? u @ u [ u \ u ] u ^ u _ u ` u { u | u } u ~ u u u v 0 v 1 v 2 v 3 v 4 v 5 v 6 v 7 v 8 v 9 v a v b v c v d v e v f v g v h v i v j v k v l v m v n v o v p v q v r v s v t v u v v v w v x v y v z v A v B v C v D v E v F v G v H v I v J v K v L v M v N v O v P v Q v R v S v T v U v V v W v X v Y v Z v ! v " v # v $ v % v &amp; v ' v ( v ) v * v + v , v - v . v / v : v ; v &lt; v = v &gt; v ? v @ v [ v \ v ] v ^ v _ v ` v { v | v } v ~ v v v w 0 w 1 w 2 w 3 w 4 w 5 w 6 w 7 w 8 w 9 w a w b w c w d w e w f w g w h w i w j w k w l w m w n w o w p w q w r w s w t w u w v w w w x w y w z w A w B w C w D w E w F w G w H w I w J w K w L w M w N w O w P w Q w R w S w T w U w V w W w X w Y w Z w ! w " w # w $ w % w &amp; w ' w ( w ) w * w + w , w - w . w / w : w ; w &lt; w = w &gt; w ? w @ w [</text:p>
      <text:p text:style-name="P3">[ w \ w ] w ^ w _ w ` w { w | w } w ~ w w w x 0 x 1 x 2 x 3 x 4 x 5 x 6 x 7 x 8 x 9 x a x b x c x d x e x f x g x h x i x j x k x l x m x n x o x p x q x r x s x t x u x v x w x x x y x z x A x B x C x D x E x F x G x H x I x J x K x L x M x N x O x P x Q x R x S x T x U x V x W x X x Y x Z x ! x " x # x $ x % x &amp; x ' x ( x ) x * x + x , x - x . x / x : x ; x &lt; x = x &gt; x ? x @ x [ x \ x ] x ^ x _ x ` x { x | x } x ~ x x x y 0 y 1 y 2 y 3 y 4 y 5 y 6 y 7 y 8 y 9 y a y b y c y d y e y f y g y h y i y j y k y l y m y n y o y p y q y r y s y t y u y v y w y x y y y z y A y B y C y D y E y F y G y H y I y J y K y L y M y N y O y P y Q y R y S y T y U y V y W y X y Y y Z y ! y " y # y $ y % y &amp; y ' y ( y ) y * y + y , y - y . y / y : y ; y &lt; y = y &gt; y ? y @ y [ y \ y ] y ^ y _ y ` y { y | y } y ~ y y y z 0 z 1 z 2 z 3 z 4 z 5 z 6 z 7 z 8 z 9 z a z b z c z d z e z f z g z h z i z j z k z l z m z n z o z p z q z r z s z t z u z v z w z x z y z z z A z B z C z D z E z F z G z H z I z J z K z L z M z N z O z P z Q z R z S z T z U z V z W z X z Y z Z z ! z " z # z $ z % z &amp; z ' z ( z ) z * z + z , z - z . z / z : z ; z &lt; z = z &gt; z ? z @ z [ z \ z ] z ^ z _ z ` z { z | z } z ~ z z z A 0 A 1 A 2 A 3 A 4 A 5 A 6 A 7 A 8 A 9 A a A b A c A d A e A f A g A h A i A j A k A l A m A n A o A p A q A r A s A t A u A v A w A x A y A z A A A B A C A D A E A F A G A H A I A J A K A L A M A N A O A P A Q A R A S A T A U A V A </text:p>
      <text:p text:style-name="P3">A W A X A Y A Z A ! A " A # A $ A % A &amp; A ' A ( A ) A * A + A , A - A . A / A : A ; A &lt; A = A &gt; A ? A @ A [ A \ A ] A ^ A _ A ` A { A | A } A ~ A A A B 0 B 1 B 2 B 3 B 4 B 5 B 6 B 7 B 8 B 9 B a B b B c B d B e B f B g B h B i B j B k B l B m B n B o B p B q B r B s B t B u B v B w B x B y B z B A B B B C B D B E B F B G B H B I B J B K B L B M B N B O B P B Q B R B S B T B U B V B W B X B Y B Z B ! B " B # B $ B % B &amp; B ' B ( B ) B * B + B , B - B . B / B : B ; B &lt; B = B &gt; B ? B @ B [ B \ B ] B ^ B _ B ` B { B | B } B ~ B B B C 0 C 1 C 2 C 3 C 4 C 5 C 6 C 7 C 8 C 9 C a C b C c C d C e C f C g C h C i C j C k C l C m C n C o C p C q C r C s C t C u C v C w C x C y C z C A C B C C C D C E C F C G C H C I C J C K C L C M C N C O C P C Q C R C S C T C U C V C W C X C Y C Z C ! C " <text:soft-page-break/>C # C $ C % C &amp; C ' C ( C ) C * C + C , C - C . C / C : C ; C &lt; C = C &gt; C ? C @ C [ C \ C ] C ^ C _ C ` C { C | C } C ~ C C C D 0 D 1 D 2 D 3 D 4 D 5 D 6 D 7 D 8 D 9 D a D b D c D d D e D f D g D h D i D j D k D l D m D n D o D p D q D r D s D t D u D v D w D x D y D z D A D B D C D D D E D F D G D H D I D J D K D L D M D N D O D P D Q D R D S D T D U D V D W D X D Y D Z D ! D " D # D $ D % D &amp; D ' D ( D ) D * D + D , D - D . D / D : D ; D &lt; D = D &gt; D ? D @ D [ D \ D ] D ^ D _ D ` D { D | D } D ~ D D D E 0 E 1 E 2 E 3 E 4 </text:p>
      <text:p text:style-name="P3">4 E 5 E 6 E 7 E 8 E 9 E a E b E c E d E e E f E g E h E i E j E k E l E m E n E o E p E q E r E s E t E u E v E w E x E y E z E A E B E C E D E E E F E G E H E I E J E K E L E M E N E O E P E Q E R E S E T E U E V E W E X E Y E Z E ! E " E # E $ E % E &amp; E ' E ( E ) E * E + E , E - E . E / E : E ; E &lt; E = E &gt; E ? E @ E [ E \ E ] E ^ E _ E ` E { E | E } E ~ E E E F 0 F 1 F 2 F 3 F 4 F 5 F 6 F 7 F 8 F 9 F a F b F c F d F e F f F g F h F i F j F k F l F m F n F o F p F q F r F s F t F u F v F w F x F y F z F A F B F C F D F E F F F G F H F I F J F K F L F M F N F O F P F Q F R F S F T F U F V F W F X F Y F Z F ! F " F # F $ F % F &amp; F ' F ( F ) F * F + F , F - F . F / F : F ; F &lt; F = F &gt; F ? F @ F [ F \ F ] F ^ F _ F ` F { F | F } F ~ F F F G 0 G 1 G 2 G 3 G 4 G 5 G 6 G 7 G 8 G 9 G a G b G c G d G e G f G g G h G i G j G k G l G m G n G o G p G q G r G s G t G u G v G w G x G y G z G A G B G C G D G E G F G G G H G I G J G K G L G M G N G O G P G Q G R G S G T G U G V G W G X G Y G Z G ! G " G # G $ G % G &amp; G ' G ( G ) G * G + G , G - G . G / G : G ; G &lt; G = G &gt; G ? G @ G [ G \ G ] G ^ G _ G ` G { G | G } G ~ G G G H 0 H 1 H 2 H 3 H 4 H 5 H 6 H 7 H 8 H 9 H a H b H c H d H e H f H g H h H i H j H k H l H m H n H o H p H q H r H s H t H u H v H w H x H y H z H A H B H C H D H E H F H G H H H I H J H K H L H M H N H O H P H Q H R H S H T H U H V H W H X H Y H Z H ! H " H # H $ H % H &amp; H ' H ( H ) H * H + H , H - H . H / H : H ; H &lt; H = H &gt; H ? H @ H [ H \ H ] H ^ H _ H ` H { H | H } H ~ H H H I 0 I 1 I 2 I 3 I 4 I 5 I 6 I 7 I 8 I 9 I a I b I c I d<text:span text:style-name="T25"> I e I f I g I h I i I j I k I l I m I n I o I p I q I r I s I t I u I v I w I x I y I z I A I B I C I D I E I F I G I H I I I J </text:span></text:p>
      <text:p text:style-name="P9">J I K I L I M I N I O I P I Q I R I S I T I U I V I W I X I Y I Z I ! I " I # I $ I % I &amp; I ' I ( I ) I * I + I , I - I . I / I : I ; I &lt; I = I &gt; I ? I @ I [ I \ I ] I ^ I _ I ` I { I | I } I ~ I I I J 0 J 1 J 2 J 3 J 4 J 5 J 6 J 7 J 8 J 9 J a J b J c J d J e J f J g J h J i J j J k J l J m J n J o J p J q J r J s J t J u J v J w J x J y J z J A J B J C J D J E J F J G J H J I J J J K J L J M J N J O J P J Q J R J S J T J U J V J W J X J Y J Z J ! J " J # J $ J % J &amp; J ' J ( J ) J * J + J , J - J . J / J : J ; J &lt; J = J &gt; J ? J @ J [ J \ J ] J ^ J _ J ` J { J | J } J ~ J J J K 0 K 1 K 2 K 3 K 4 K 5 K 6 K 7 K 8 K 9 K a K b K c K d K e K f K g K h K i K j K k K l K m K n K o K p K q K r K s K t K u K v K w K x K y K z K A K B K C K D K E K F K G K H K I K J K K K L K M K N K O K P K Q K R K S K T K U K V K W K X K Y K Z K ! K " K # K $ K % K &amp; K ' K ( K ) K * K + K , K - K . K / K : K ; K &lt; K = K &gt; K ? K @ K [ K \ K ] K ^ K _ K ` K { K | K } K ~ K K K L 0 L 1 L 2 L 3 L 4 L 5 L 6 L 7 L 8 L 9 L a L b L c L d L e L f L g L h L i L j L k L l L m L n L o L p L q L r L s L t L u L v L w L x L y L z L A L B L C L D L E L F L G L H L I L J L K L L L M L N L O L P L Q L R L S L T L U L V L W L X L Y L Z L ! L " L # L $ L % L &amp; L ' L ( L ) L * L + L , L - L . L / L : L ; L &lt; L = L &gt; L ? L @ L [ L \ L ] L ^ </text:p>
      <text:p text:style-name="P9">^ L _ L ` L { L | L } L ~ L L L M 0 M 1 M 2 M 3 M 4 M 5 M 6 M 7 M 8 M 9 M a M b M c M d M e M f M g M h M i M j M k M l M m M n M o M p M q M r M s M t M u M v M w M x M y M z M A M B M C M D M E M F M G M H M I M J M K M L M <text:soft-page-break/>M M N M O M P M Q M R M S M T M U M V M W M X M Y M Z M ! M " M # M $ M % M &amp; M ' M ( M ) M * M + M , M - M . M / M : M ; M &lt; M = M &gt; M ? M @ M [ M \ M ] M ^ M _ M ` M { M | M } M ~ M M M N 0 N 1 N 2 N 3 N 4 N 5 N 6 N 7 N 8 N 9 N a N b N c N d N e N f N g N h N i N j N k N l N m N n N o N p N q N r N s N t N u N v N w N x N y N z N A N B N C N D N E N F N G N H N I N J N K N L N M N N N O N P N Q N R N S N T N U N V N W N X N Y N Z N ! N " N # N $ N % N &amp; N ' N ( N ) N * N + N , N - N . N / N : N ; N &lt; N = N &gt; N ? N @ N [ N \ N ] N ^ N _ N ` N { N | N } N ~ N N N O 0 O 1 O 2 O 3 O 4 O 5 O 6 O 7 O 8 O 9 O a O b O c O d O e O f O g O h O i O j O k O l O m O n O o O p O q O r O s O t O u O v O w O x O y O z O A O B O C O D O E O F O G O H O I O J O K O L O M O N O O O P O Q O R O S O T O U O V O W O X O Y O Z O ! O " O # O $ O % O &amp; O ' O ( O ) O * O + O , O - O . O / O : O ; O &lt; O = O &gt; O ? O @ O [ O \ O ] O ^ O _ O ` O { O | O } O ~ O O O P 0 P 1 P 2 P 3 P 4 P 5 P 6 P 7 P 8 P 9 P a P b P c P d P e P f P g P h P i P j P k P l P m P n P o P p P q P r P s P t P u P v P w P x P y P z P A P B P C P D P E P F P G P H P I P J P K P L P M P N P O P P P Q P R P</text:p>
      <text:p text:style-name="P9">P S P T P U P V P W P X P Y P Z P ! P " P # P $ P % P &amp; P ' P ( P ) P * P + P , P - P . P / P : P ; P &lt; P = P &gt; P ? P @ P [ P \ P ] P ^ P _ P ` P { P | P } P ~ P P P Q 0 Q 1 Q 2 Q 3 Q 4 Q 5 Q 6 Q 7 Q 8 Q 9 Q a Q b Q c Q d Q e Q f Q g Q h Q i Q j Q k Q l Q m Q n Q o Q p Q q Q r Q s Q t Q u Q v Q w Q x Q y Q z Q A Q B Q C Q D Q E Q F Q G Q H Q I Q J Q K Q L Q M Q N Q O Q P Q Q Q R Q S Q T Q U Q V Q W Q X Q Y Q Z Q ! Q " Q # Q $ Q % Q &amp; Q ' Q ( Q ) Q * Q + Q , Q - Q . Q / Q : Q ; Q &lt; Q = Q &gt; Q ? Q @ Q [ Q \ Q ] Q ^ Q _ Q ` Q { Q | Q } Q ~ Q Q Q R 0 R 1 R 2 R 3 R 4 R 5 R 6 R 7 R 8 R 9 R a R b R c R d R e R f R g R h R i R j R k R l R m R n R o R p R q R r R s R t R u R v R w R x R y R z R A R B R C R D R E R F R G R H R I R J R K R L R M R N R O R P R Q R R R S R T R U R V R W R X R Y R Z R ! R " R # R $ R % R &amp; R ' R ( R ) R * R + R , R - R . R / R : R ; R &lt; R = R &gt; R ? R @ R [ R \ R ] R ^ R _ R ` R { R | R } R ~ R R R S 0 S 1 S 2 S 3 S 4 S 5 S 6 S 7 S 8 S 9 S a S b S c S d S e S f S g S h S i S j S k S l S m S n S o S p S q S r S s S t S u S v S w S x S y S z S A S B S C S D S E S F S G S H S I S J S K S L S M S N S O S P S Q S R S S S T S U S V S W S X S Y S Z S ! S " S # S $ S % S &amp; S ' S ( S ) S * S + S , S - S . S / S : S ; S &lt; S = S &gt; S ? S @ S [ S \ S ] S ^ S _ S ` S { S | S } S ~ S S S T 0 </text:p>
      <text:p text:style-name="P9">0 T 1 T 2 T 3 T 4 T 5 T 6 T 7 T 8 T 9 T a T b T c T d T e T f T g T h T i T j T k T l T m T n T o T p T q T r T s T t T u T v T w T x T y T z T A T B T C T D T E T F T G T H T I T J T K T L T M T N T O T P T Q T R T S T T T U T V T W T X T Y T Z T ! T " T # T $ T % T &amp; T ' T ( T ) T * T + T , T - T . T / T : T ; T &lt; T = T &gt; T ? T @ T [ T \ T ] T ^ T _ T ` T { T | T } T ~ T T T U 0 U 1 U 2 U 3 U 4 U 5 U 6 U 7 U 8 U 9 U a U b U c U d U e U f U g U h U i U j U k U l U m U n U o U p U q U r U s U t U u U v U w U x U y U z U A U B U C U D U E U F U G U H U I U J U K U L U M U N U O U P U Q U R U S U T U U U V U W U X U Y U Z U ! U " U # U $ U % U &amp; U ' U ( U ) U * U + U , U - U . U / U : U ; U &lt; U = U &gt; U ? U @ U [ U \ U ] U ^ U _ U ` U { U | U } U ~ U U U V 0 V 1 V 2 V 3 V 4 V 5 V 6 V 7 V 8 V 9 V a V b V c V d V e V f V g V h V i V j V k V l V m V n V o V p V q V r V s V t V u V v V w V x V y V z V A V B V C V D V E V F V G V H V I V J V K V L V M V N V O V P V Q V R V S V T V U V V V W V X V Y V Z V ! V " V # V $ V % V &amp; V ' V ( V ) V * V + V , V - V . V / V : V ; V &lt; V = V &gt; V ? V @ V [ V \ V ] V ^ V _ V ` V { V | V } V ~ V V V W 0 W 1 W 2 W 3 W 4 W 5 W 6 W 7 W 8 W 9 W a W b W c W d W e W f W g W h W i W j W k W l W m W n W o W p W q W r W s W t W u W v W w W x W y W z W A W B W C W D W E W F W G W H W I W J W K W L W M W N W O W P W Q W R W S W <text:soft-page-break/>T W U W V W W W X W Y W Z W ! W " W # W $ W % W &amp; W ' W ( W ) W * W + W , W - W . W / W : W ; W &lt; W = W &gt; W ? W @ W [ W \ W ] W ^ W _ W ` W </text:p>
      <text:p text:style-name="P9">W { W | W } W ~ W W W X 0 X 1 X 2 X 3 X 4 X 5 X 6 X 7 X 8 X 9 X a X b X c X d X e X f X g X h X i X j X k X l X m X n X o X p X q X r X s X t X u X v X w X x X y X z X A X B X C X D X E X F X G X H X I X J X K X L X M X N X O X P X Q X R X S X T X U X V X W X X X Y X Z X ! X " X # X $ X % X &amp; X ' X ( X ) X * X + X , X - X . X / X : X ; X &lt; X = X &gt; X ? X @ X [ X \ X ] X ^ X _ X ` X { X | X } X ~ X X X Y 0 Y 1 Y 2 Y 3 Y 4 Y 5 Y 6 Y 7 Y 8 Y 9 Y a Y b Y c Y d Y e Y f Y g Y h Y i Y j Y k Y l Y m Y n Y o Y p Y q Y r Y s Y t Y u Y v Y w Y x Y y Y z Y A Y B Y C Y D Y E Y F Y G Y H Y I Y J Y K Y L Y M Y N Y O Y P Y Q Y R Y S Y T Y U Y V Y W Y X Y Y Y Z Y ! Y " Y # Y $ Y % Y &amp; Y ' Y ( Y ) Y * Y + Y , Y - Y . Y / Y : Y ; Y &lt; Y = Y &gt; Y ? Y @ Y [ Y \ Y ] Y ^ Y _ Y ` Y { Y | Y } Y ~ Y Y Y Z 0 Z 1 Z 2 Z 3 Z 4 Z 5 Z 6 Z 7 Z 8 Z 9 Z a Z b Z c Z d Z e Z f Z g Z h Z i Z j Z k Z l Z m Z n Z o Z p Z q Z r Z s Z t Z u Z v Z w Z x Z y Z z Z A Z B Z C Z D Z E Z F Z G Z H Z I Z J Z K Z L Z M Z N Z O Z P Z Q Z R Z S Z T Z U Z V Z W Z X Z Y Z Z Z ! Z " Z # Z $ Z % Z &amp; Z ' Z ( Z ) Z * Z + Z , Z - Z . Z / Z : Z ; Z &lt; Z = Z &gt; Z ? Z @ Z [ Z \ Z ] Z ^ Z _ Z ` Z { Z | Z } Z ~ Z Z Z ! 0 ! 1 ! 2 ! 3 ! 4 ! 5 ! 6 ! 7 ! 8 ! 9 ! a ! b ! c ! d ! e ! f ! g ! h ! i ! j ! k ! l ! m ! n ! o ! p ! q ! r ! s ! t ! u ! v ! w ! x ! y ! z ! A ! B ! C ! D ! E ! F ! G ! H ! I ! J ! K ! L ! M ! N ! O ! P ! Q ! R ! S ! T ! U ! V ! W ! X ! Y ! Z ! ! ! " ! # ! $ ! % ! &amp; ! ' ! ( ! ) ! * ! + ! , ! - ! . ! / ! : ! ; ! &lt; ! = ! &gt; ! ? ! @ </text:p>
      <text:p text:style-name="P9">@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text:span text:style-name="T27">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text:span> % x % y % z % A % B % C % D % E % F % G % H % I % J % K % L % M % N % O % P % Q % R % S % T % U % V % W % X % Y % Z % ! % " % # % $ % % % &amp; % ' % ( % ) % * % + % , % - % . % / % : </text:p>
      <text:p text:style-name="P9">: % ; % &lt; % = % &gt; % ? % @ % [ % \ % ] % ^ % _ % ` % { % | % } % ~ % % % &amp; 0 &amp; 1 &amp; 2 &amp; 3 &amp; 4 &amp; 5 &amp; 6 &amp; 7 &amp; 8 &amp; 9 &amp; a &amp; b &amp; c &amp; d &amp; e &amp; f &amp; g &amp; h &amp; i &amp; j &amp; k &amp; l &amp; m &amp; n &amp; o &amp; p &amp; q &amp; r &amp; s &amp; t &amp; u &amp; v &amp; w &amp; x &amp; y &amp; z &amp; A &amp; B &amp; C &amp; D &amp; E &amp; F &amp; G &amp; H &amp; I &amp; J &amp; K &amp; L &amp; M &amp; N &amp; O &amp; P &amp; Q &amp; R &amp; S &amp; T &amp; U &amp; V &amp; W &amp; X &amp; Y &amp; Z &amp; ! &amp; " &amp; # &amp; $ &amp; % &amp; &amp; &amp; ' &amp; ( &amp; ) &amp; * &amp; + &amp; , &amp; - &amp; . &amp; / &amp; : &amp; ; &amp; &lt; &amp; = &amp; &gt; &amp; ? &amp; @ &amp; [ &amp; \ &amp; ] &amp; ^ &amp; _ &amp; ` &amp; { &amp; | &amp; } &amp; ~ &amp; &amp; &amp; ' 0 ' 1 ' 2 ' 3 ' 4 ' 5 ' 6 ' 7 ' 8 ' 9 ' a ' b ' c ' d ' e ' f ' g ' h ' i ' j ' k ' l ' <text:soft-page-break/>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text:span text:style-name="T9">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text:span></text:p>
      <text:p text:style-name="P3"><text:span text:style-name="T9">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text:span><text:span text:style-name="T25">+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text:span> . = . &gt; . ? . @ . [ . \ . ] . ^ . _ . ` . { . | . } . ~ . . . / 0 / 1 / 2 / 3 / 4 / 5 / 6 / 7 / 8 / 9 / a / b / c / d / e / f / g / h / i / j / k / l / m <text:span text:style-name="T30">/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text:span></text:p>
      <text:p text:style-name="P3"><text:span text:style-name="T30">: d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lt; </text:span>0 &lt; 1 &lt; 2 &lt; 3 &lt; 4 &lt; 5 &lt; 6 &lt; 7 &lt; 8 &lt; 9 &lt; a &lt; b &lt; c &lt; d &lt; e &lt; f &lt; g &lt; h &lt; i &lt; j &lt; k &lt; l &lt; m &lt; n &lt; o &lt; p &lt; q &lt; r &lt; s &lt; t &lt; u &lt; v &lt; w &lt; x &lt; y &lt; z &lt; A &lt; B &lt; C &lt; D &lt; E &lt; F &lt; G &lt; H &lt; I &lt; J &lt; K &lt; L &lt; M &lt; N &lt; O &lt; P &lt; Q &lt; R &lt; S &lt; T &lt; U &lt; V &lt; W &lt; X &lt; Y &lt; Z &lt; ! &lt; " &lt; # &lt; $ &lt; % &lt; &amp; &lt; ' &lt; ( &lt; ) &lt; * &lt; + <text:soft-page-break/>&lt; , &lt; - &lt; . &lt; / &lt; : &lt; ; &lt; &lt; &lt; = &lt; &gt; &lt; ? &lt; @ &lt; [ &lt; \ &lt; ] &lt; ^ &lt; _ &lt; ` &lt; { &lt; | &lt; } &lt; ~ &lt; &lt; &lt; = 0 = 1 = 2 = 3 = 4 = 5 = 6 = 7 = 8 = 9 = a = b = c = d = e = f = g = h = i = j = k = l = m = n = o = p = q = r = s = t = u = v = w = x = y = z = A = B = C = D = E = F = G = H = I = J = K = L = M = N = O = P = Q = R = S = T = U = V = W = X = Y = Z = ! = " = # = $ = % = &amp; = ' = ( = ) = * = + = , = </text:p>
      <text:p text:style-name="P3">= - = . = / = : = ; = &lt; = = = &gt; = ? = @ = [ = \ = ] = ^ = _ = ` = { = | = } = ~ = = = &gt; 0 &gt; 1 &gt; 2 &gt; 3 &gt; 4 &gt; 5 &gt; 6 &gt; 7 &gt; 8 &gt; 9 &gt; a &gt; b &gt; c &gt; d &gt; e &gt; f &gt; g &gt; h &gt; i &gt; j &gt; k &gt; l &gt; m &gt; n &gt; o &gt; p &gt; q &gt; r &gt; s &gt; t &gt; u &gt; v &gt; w &gt; x &gt; y &gt; z &gt; A &gt; B &gt; C &gt;<text:span text:style-name="T10"> D &gt; E &gt; F &gt; G &gt; H &gt; I &gt; J &gt; K &gt; L &gt; M &gt; N &gt; O &gt; P &gt; Q &gt; R &gt; S &gt; T &gt; U &gt; V &gt; W &gt; X &gt; Y &gt; Z &gt; ! &gt; " &gt; # &gt; $ &gt; % &gt; &amp; &gt; ' &gt; ( &gt; ) &gt; * &gt; + &gt; , &gt; - &gt; . &gt; / &gt; : &gt; ; &gt; &lt; &gt; = &gt; &gt; &gt; ? &gt; @ &gt; [ &gt; \ &gt; ] &gt; ^ &gt; _ &gt; ` &gt; { &gt; | &gt; } &gt; ~ &gt; &gt; &gt;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text:span> 7 @ 8 @ 9 @ a @ b @ c @ d @ e @ f @ g @ h @ i @ j @ k @ l @ m @ n @ o @ p @ q @ r @ s @ t @ u @ v @ w @ x @ y @ z @ A @ B @ C @ D @ E @ F @ G @ H @ I @ J @ K @ L @ M @ N @ O @ P @ Q @ R @ S @ T @ U @ V @ W @ X @ Y @ Z @ ! @ " @ # @ $ @ % @ &amp; @ ' @ ( @ ) @ * @ + @ , @ - @ . @ / @ : @ ; @ &lt; @ = @ &gt; @ ? @ @ @ [ @ \ @ ] @ ^ @ _ @ ` @ { @ | @ }</text:p>
      <text:p text:style-name="P3">} @ ~ @ @ @ [ 0 [ 1 [ 2 [ 3 [ 4 [ 5 [ 6 [ 7 [ 8 [ 9 [ a [ b [ c [ d [ e [ f [ g [ h [ i [ j [ k [ l [ m [ n [ o [ p [ q [ r [ s [ t [ u [ v [ w [ x [ <text:span text:style-name="T11">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text:span> ^ O ^ P ^ Q ^ R ^ S ^ T ^ U ^ V ^ W ^ X ^ Y ^ Z ^ ! ^ " ^ # ^ $ ^ % ^ &amp; ^ ' ^ ( ^ ) ^ * ^ + ^ , ^ - ^ . ^ / ^ : ^ ; ^ &lt; ^ = ^ &gt; ^ ? ^ @ ^ [ ^ \ ^ ] ^ ^ ^ _ ^ ` ^ { ^ | ^ } ^ ~ ^ ^ ^ _ 0 _ 1 _ 2 _ 3 _ 4 _ 5 _ 6 _ 7 _ 8 _ 9 _ a _ b _ c _ d _ e _ f _ g _ h _ i _ j _ k _ l _ m _ n _ o _ p _ q _ r _ s _ t _ u _ v _ w _ x _ y _ z _ A _ B _ C _ D _ E _ F _ G _ H _ I _ J _ K _ L _ M _ N _ O _ P _ Q _ R _ S _ T _ U _ V _ W _ X _</text:p>
      <text:p text:style-name="P3">_ Y _ Z _ ! _ " _ # _ $ _ % _ &amp; _ ' _ ( _ ) _ * _ + _ , _ - _ . _ / _ : _ ; _ &lt; _ = _ &gt; _ ? _ @ _ [ _ \ _ ] _ ^ _ _ _ ` _ { _ | _ } _ ~ _ _ _ ` 0 ` 1 ` 2 ` 3 ` 4 ` 5 ` 6 ` 7 ` 8 ` 9 ` a <text:soft-page-break/>`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 0 } 1 } 2 } 3 } 4 } 5 } 6 </text:p>
      <text:p text:style-name="P3">6 } 7 } 8 } 9 } a } b } c } d } e } f } g } h } i } j } k } l } m } n } o } p } q } r } s } t } u } v } w } x } y } z } A } B } C } D } E } F } G } H } I } J } K } L } M } N } O } P } Q } R } S } T } U } V } W } X } Y } Z } ! } " } # } $ } % } &amp; } ' } ( } ) } * } + } , } - } . } / } : } ; } &lt; } = } &gt; } ? } @ } [ } \ } ] } ^ } _ } ` } { } | } } } ~ } } } ~ 0 ~ 1 ~ 2 ~ 3 ~ 4 ~ 5 ~ 6 ~ 7 ~ 8 ~ 9 ~ a ~ b ~ c ~ d ~ e ~ f ~ g ~ h ~ i ~ j ~ k ~ l ~ m ~ n ~ o ~ p ~ q ~ r ~ s ~ t ~ u ~ v ~ w ~ x ~ y ~ z ~ A ~ B ~ C ~ D ~ E ~ F ~ G ~ H ~ I ~ J ~ K ~ L ~ M ~ N ~ O ~ P ~ Q ~ R ~ S ~ T ~ U ~ V ~ W ~ X ~ Y ~ Z ~ ! ~ " ~ # ~ $ ~ % ~ &amp; ~ ' ~ ( ~ ) ~ * ~ + ~ , ~ - ~ . ~ / ~ : ~ ; ~ &lt; ~ = ~ &gt; ~ ? ~ @ ~ [ ~ \ ~ ] ~ ^ ~ _ ~ ` ~ { ~ | ~ } ~ ~ ~ ~ ~ 0 1 2 3 4 5 6 7 8 9 a b c d e f g h i j k l m n o p q r s t u v w x y z A B C D E F G H I J K L M N O P Q R S T U V W X Y Z ! " # $ % &amp; ' ( ) * + , - . / : ; &lt; = &gt; ? @ [ \ ] ^ _ ` { | } ~ 0 1 2 3 4 5 6 7 8 9 a b c d e f g h i j k l m n o p q r s t u v w x y z A B C D E F G H I J K L M N O P Q R S T U V W X Y Z ! " # $ % &amp; ' ( ) * + , - . / : ; &lt; = &gt; ? @ [ \ ] ^ _ ` { | } ~ 0 1 2 3 4 5 6 7 8 9 a b c d e f g h i j k l m n o p q r s t u v w x y z A B C D E F G H I J K L M N O P Q R S T U V W X Y Z ! " # $ % &amp; ' ( ) * + , - . / : ; &lt; = &gt; ? @ [ \ ] ^ _ ` { | } ~</text:p>
      <text:p text:style-name="P3"/>
      <text:p text:style-name="P15">HAVE MERCY!</text:p>
      <text:p text:style-name="P11">Cut down to only alphanumeric:</text:p>
      <text:p text:style-name="P11">All pairs with spaces in between, for space char kerning.</text:p>
      <text:p text:style-name="P11">Code that got this:</text:p>
      <text:p text:style-name="P10"><text:s/>for i in range(0,62):</text:p>
      <text:p text:style-name="P10"><text:tab/>for j in range (0,62):</text:p>
      <text:p text:style-name="P11"><text:tab/><text:tab/>print string.printable[i] + ' ' + string.printable[j]</text:p>
      <text:p text:style-name="P3">0 0 0 1 0 2 0 3 0 4 0 5 0 6 0 7 0 8 0 9 0 a 0 b 0 c 0 d 0 e 0 f 0 g 0 h 0 i 0 j 0 k 0 l 0 m 0 n 0 o 0 p 0 q 0 r 0 s 0 t 0 u 0 v 0 w 0 x 0 y 0 z 0 A 0 B 0 C 0 D 0 E 0 F 0 G 0 <text:soft-page-break/>H 0 I 0 J 0 K 0 L 0 M 0 N 0 O 0 P 0 Q 0 R 0 S 0 T 0 U 0 V 0 W 0 X 0 Y 0 Z 1 0 1 1 1 2 1 3 1 4 1 5 1 6 1 7 1 8 1 9 1 a 1 b 1 c 1 d 1 e 1 f 1 g 1 h 1 i 1 j 1 k 1 l 1 m 1 n 1 o 1 p 1 q 1 r 1 s 1 t 1 u 1 v 1 w 1 x 1 y 1 z 1 A 1 B 1 C 1 D 1 E 1 F 1 G 1 H 1 I 1 J 1 K 1 L 1 M 1 N 1 O 1 P 1 Q 1 R 1 S 1 T 1 U 1 V 1 W 1 X 1 Y 1 Z 2 0 2 1 2 2 2 3 2 4 2 5 2 6 2 7 2 8 2 9 2 a 2 b 2 c 2 d 2 e 2 f 2 g 2 h 2 i 2 j 2 k 2 l 2 m 2 n 2 o 2 p 2 q 2 r 2 s 2 t 2 u 2 v 2 w 2 x 2 y 2 z 2 A 2 B 2 C 2 D 2 E 2 F 2 G 2 H 2 I 2 J 2 K 2 L 2 M 2 N 2 O 2 P 2 Q 2 R 2 S 2 T 2 U 2 V 2 W 2 X 2 Y 2 Z 3 0 3 1 3 2 3 3 3 4 3 5 3 6 3 7 3 8 3 9 3 a 3 b 3 c 3 d 3 e 3 f 3 g 3 h 3 i 3 j 3 k 3 l 3 m 3 n 3 o 3 p 3 q 3 r 3 s 3 t 3 u 3 v 3 w 3 x 3 y 3 z 3 A 3 B 3 C 3 D 3 E 3 F 3 G 3 H 3 I 3 J 3 K 3 L 3 M 3 N 3 O 3 P 3 Q 3 R 3 S 3 T 3 U 3 V 3 W 3 X 3 Y 3 Z 4 0 4 1 4 2 4 3 4 4 4 5 4 6 4 7 4 8 4 9 4 a 4 b 4 c 4 d 4 e 4 f 4 g 4 h 4 i 4 j 4 k 4 l 4 m 4 n 4 o 4 p 4 q 4 r 4 s 4 t 4 u 4 v 4 w 4 x 4 y 4 z 4 A 4 B 4 C 4 D 4 E 4 F 4 G 4 H 4 I 4 J 4 K 4 L 4 M 4 N 4 O 4 P 4 Q 4 R 4 S 4 T 4 U 4 V 4 W 4 X 4 Y 4 Z 5 0 5 1 5 2 5 3 5 4 5 5 5 6 5 7 5 8 5 9 5 a 5 b 5 c 5 d 5 e 5 f 5 g 5 h 5 i 5 j 5 k 5 l 5 m 5 n 5 o 5 p 5 q 5 r 5 s 5 t 5 u 5 v 5 w 5 x 5 y 5 z 5 A 5 B 5 C 5 D 5 E 5 F 5 G 5 H 5 I 5 J 5 K 5 L 5 M 5 N 5 O 5 P 5 Q 5 R 5 S 5 T 5 U 5 V 5 W 5 X 5 Y 5 Z 6 0 6 1 6 2 6 3 6 4 6 5 6 6 6 7 6 8 6 9 6 a 6 b 6 c 6 d 6 e 6 f 6 g 6 h 6 i 6 j 6 k 6 l 6 m 6 n 6 o 6 p 6 q 6 r 6 s 6 t 6 u 6 v 6 w 6 x 6 y 6 z 6 A 6 B 6 C 6 D 6 E 6 F 6 G 6 H 6 I 6 J 6 K 6 L 6 M 6 N 6 O 6 P 6 Q 6 R 6 S 6 T 6 U 6 V 6 W 6 X 6 Y 6 Z 7 0 7 1 7 2 7 3 7 4 7 5 7 6 7 7 7 8 7 9 7 a 7 b 7 c 7 d 7 e 7 f 7 g 7 h 7 i 7 j 7 k 7 l 7 m 7 n 7 o 7 p 7 q 7 r 7 s 7 t 7 u 7 v 7 w 7 x 7 y 7 z 7 A 7 B 7 C 7 D 7 E 7 F 7 G 7 H 7 I 7 J 7 K 7 L 7 M 7 N 7 O 7 P 7 Q 7 R 7 S 7 T 7 U 7 V 7 W 7 X 7 Y 7 Z 8 0 8 1 8 2 8 3 8 4 8 5 8 6 8 7 8 8 8 9 8 a 8 b 8 c 8 d 8 e 8 f 8 g 8 h 8 i 8 j 8 k 8 l 8 m 8 n 8 o 8 p 8 q 8 r 8 s 8 t 8 u 8 v 8 w 8 x 8 y 8 z 8 A 8 B 8 C 8 D 8 E 8 F 8 G 8 H 8 I 8 J 8 K 8 L 8 M 8 N 8 O 8 P 8 Q 8 R 8 S 8 T 8 U 8 V 8 W 8 X 8 Y 8 Z 9 0 9 1 9 2 9 3 9 4 9 5 9 6 9 7 9 8 9 9 9 a 9 b 9 c 9 d 9 e 9 f 9 g 9 h 9 i 9 j 9 k 9 l 9 m 9 n 9 o 9 p 9 q 9 r 9 s 9 t 9 u 9 v 9 w 9 x 9 y 9 z 9 A 9 B 9 C 9 D 9 E 9 F 9 G 9 H 9 I 9 J 9 K 9 L 9 M 9 N 9 O 9 P 9 Q 9 R 9 S 9 T 9 U 9 V 9 W 9 X 9 Y 9 Z a 0 a 1 a 2 a 3 a 4 a 5 a 6 a 7 a 8 a 9 a a a b a c a d a e a f a g a h a i a j a k a l a m a n a o a p a q a r a s a t a u a v a w a x a y a z a A a B a C a D a E a F a G a H a I a J a K a L a M a N a O a P a Q a R a S a T a U a V a W a X a Y a Z b 0 b 1 b 2 b 3 b 4 b 5 b 6 b 7 b 8 b 9 b a b b b c b d b e b f b g b h b i b j b k b l b m b n b o b p b q b r b s b t b u b v b w b x b y b z b A b B b C b D b E b F b G b H b I b J b K b L b M b N b O b P b Q b R b S b T b U b V b W b X b Y b Z c 0 c 1 c 2 c 3 c 4 c 5 c 6 c 7 c 8 c 9 c a c b c c c d c e c f c g c h c i c j c k c l c m c n c o c p c q c r c s c t c u c v c w c x c y c z c A c B c C c D c E c F c G c H c I c J c K c L c M c N c O c P c Q c R c S c T c U c V c W c X </text:p>
      <text:p text:style-name="P3">X c Y c Z d 0 d 1 d 2 d 3 d 4 d 5 d 6 d 7 d 8 d 9 d a d b d c d d d e d f d g d h d i d j d k d l d m d n d o d p d q d r d s d t d u d v d w d x d y d z d A d B d C d D d E d F d G d H d I d J d K d L d M d N d O d P d Q d R d S d T d U d V d W d X d Y d Z e 0 e 1 e 2 e 3 e 4 e 5 e 6 e 7 e 8 e 9 e a e b e c e d e e e f e g e h e i e j e k e l e m e n e o e p e q e r e s e t e u e v e w e x e y e z e A e B e C e D e E e F e G e H e I e J e K e L e M e N e O e P e Q e R e S e T e U e V e W e X e Y e Z f 0 f 1 f 2 f 3 f 4 f 5 f 6 f 7 f 8 f 9 f a f b f c f d f e f f f g f h f i f j f k f l f m f n f o f p f q f r f s f t f u f v f w f x f y f z f A f B f C f D f E f F f G f H f I f J f K f L f M f N f O f P f Q f R f S f T f U f V f <text:soft-page-break/>W f X f Y f Z g 0 g 1 g 2 g 3 g 4 g 5 g 6 g 7 g 8 g 9 g a g b g c g d g e g f g g g h g i g j g k g l g m g n g o g p g q g r g s g t g u g v g w g x g y g z g A g B g C g D g E g F g G g H g I g J g K g L g M g N g O g P g Q g R g S g T g U g V g W g X g Y g Z h 0 h 1 h 2 h 3 h 4 h 5 h 6 h 7 h 8 h 9 h a h b h c h d h e h f h g h h h i h j h k h l h m h n h o h p h q h r h s h t h u h v h w h x h y h z h A h B h C h D h E h F h G h H h I h J h K h L h M h N h O h P h Q h R h S h T h U h V h W h X h Y h Z i 0 i 1 i 2 i 3 i 4 i 5 i 6 i 7 i 8 i 9 i a i b i c i d i e i f i g i h i i i j i k i l i m i n i o i p i q i r i s i t i u i v i w i x i y i z i A i B i C i D i E i F i G i H i I i J i K i L i M i N i O i P i Q i R i S i T i U i V i W i X i Y i Z j 0 j 1 j 2 j 3 j 4 j 5 j 6 j 7 j 8 j 9 j a j b j c j d j e j f j g j h j i j j j k j l j m j n j o j p j q j r j s j t j u j v j w j x j y j z j A j B j C j D j E j F j G j H j I j J j K j L j M j N j O j P j Q j R j S j T j U j V j W j X j Y j Z k 0 k 1 k 2 k 3 k 4 k 5 k 6 k 7 k 8 k 9 k a k b k c k d k e k f k g k h k i k j k k k l k m k n k o k p k q k r k s k t k u k v k w k x k y k z k A k B k C k D k E k F k G k H k I k J k K k L k M k N k O k P k Q k R k S k T k U k V k W k X k Y k Z l 0 l 1 l 2 l 3 l 4 l 5 l 6 l 7 l 8 l 9 l a l b l c l d l e l f l g l h l i l j l k l l l m l n l o l p l q l r l s l t l u l v l w l x l y l z l A l B l C l D l E l F l G l H l I l J l K l L l M l N l O l P l Q l R l S l T l U l V l W l X l Y l Z m 0 m 1 m 2 m 3 m 4 m 5 m 6 m 7 m 8 m 9 m a m b m c m d m e m f m g m h m i m j m k m l m m m n m o m p m q m r m s m t m u m v m w m x m y m z m A m B m C m D m E m F m G m H m I m J m K m L m M m N m O m P m Q m R m S m T m U m V m W m X m Y m Z n 0 n 1 n 2 n 3 n 4 n 5 n 6 n 7 n 8 n 9 n a n b n c n d n e n f n g n h n i n j n k n l n m </text:p>
      <text:p text:style-name="P3">m n n n o n p n q n r n s n t n u n v n w n x n y n z n A n B n C n D n E n F n G n H n I n J n K n L n M n N n O n P n Q n R n S n T n U n V n W n X n Y n Z o 0 o 1 o 2 o 3 o 4 o 5 o 6 o 7 o 8 o 9 o a o b o c o d o e o f o g o h o i o j o k o l o m o n o o o p o q o r o s o t o u o v o w o x o y o z o A o B o C o D o E o F o G o H o I o J o K o L o M o N o O o P o Q o R o S o T o U o V o W o X o Y o Z p 0 p 1 p 2 p 3 p 4 p 5 p 6 p 7 p 8 p 9 p a p b p c p d p e p f p g p h p i p j p k p l p m p n p o p p p q p r p s p t p u p v p w p x p y p z p A p B p C p D p E p F p G p H p I p J p K p L p M p N p O p P p Q p R p S p T p U p V p W p X p Y p Z q 0 q 1 q 2 q 3 q 4 q 5 q 6 q 7 q 8 q 9 q a q b q c q d q e q f q g q h q i q j q k q l q m q n q o q p q q q r q s q t q u q v q w q x q y q z q A q B q C q D q E q F q G q H q I q J q K q L q M q N q O q P q Q q R q S q T q U q V q W q X q Y q Z r 0 r 1 r 2 r 3 r 4 r 5 r 6 r 7 r 8 r 9 r a r b r c r d r e r f r g r h r i r j r k r l r m r n r o r p r q r r r s r t r u r v r w r x r y r z r A r B r C r D r E r F r G r H r I r J r K r L r M r N r O r P r Q r R r S r T r U r V r W r X r Y r Z s 0 s 1 s 2 s 3 s 4 s 5 s 6 s 7 s 8 s 9 s a s b s c s d s e s f s g s h s i s j s k s l s m s n s o s p s q s r s s s t s u s v s w s x s y s z s A s B s C s D s E s F s G s H s I s J s K s L s M s N s O s P s Q s R s S s T s U s V s W s X s Y s Z t 0 t 1 t 2 t 3 t 4 t 5 t 6 t 7 t 8 t 9 t a t b t c t d t e t f t g t h t i t j t k t l t m t n t o t p t q t r t s t t t u t v t w t x t y t z t A t B t C t D t E t F t G t H t I t J t K t L t M t N t O t P t Q t R t S t T t U t V t W t X t Y t Z u 0 u 1 u 2 u 3 u 4 u 5 u 6 u 7 u 8 u 9 u a u b u c u d u e u f u g u h u i u j u k u l u m u n u o u p u q u r u s u t u u u v u w u x u y u z u A u B u C u D u E u F u G u H u I u J u K u L u M u N u O u P u Q u R u S u T u U u V u W u X u Y u Z v 0 v 1 v 2 v 3 v 4 v 5 v 6 v 7 v 8 v 9 v a v b v c v d v e v f v g v h v i v j v k v l v m v n v o v p v q v r v s v t v u v v v w v x v y v z v A v B v C <text:soft-page-break/>v D v E v F v G v H v I v J v K v L v M v N v O v P v Q v R v S v T v U v V v W v X v Y v Z w 0 w 1 w 2 w 3 w 4 w 5 w 6 w 7 w 8 w 9 w a w b w c w d w e w f w g w h w i w j w k w l w m w n w o w p w q w r w s w t w u w v w w w x w y w z w A w B w C w D w E w F w G w H w I w J w K w L w M w N w O w P w Q w R w S w T w U w V w W w X w Y w Z x 0 x 1 x 2 x 3 x 4 x 5 x 6 x 7 x 8 x 9 x a x b x c x d x e x f x g x h x i x j x k x l x m x n x o x p x q x r x s x t x u x v x w x x x y x z x A x B x C x D x E x F x G x H x I x J x K x L x M x N x O x P x Q x R x S x T x U x V x W x X x Y x Z y 0 y 1 y 2 y 3 y 4 y 5 y 6 y 7 y 8 y 9 y a y b y c y d y e y f y g y h y i </text:p>
      <text:p text:style-name="P3">i y j y k y l y m y n y o y p y q y r y s y t y u y v y w y x y y y z y A y B y C y D y E y F y G y H y I y J y K y L y M y N y O y P y Q y R y S y T y U y V y W y X y Y y Z z 0 z 1 z 2 z 3 z 4 z 5 z 6 z 7 z 8 z 9 z a z b z c z d z e z f z g z h z i z j z k z l z m z n z o z p z q z r z s z t z u z v z w z x z y z z z A z B z C z D z E z F z G z H z I z J z K z L z M z N z O z P z Q z R z S z T z U z V z W z X z Y z Z A 0 A 1 A 2 A 3 A 4 A 5 A 6 A 7 A 8 A 9 A a A b A c A d A e A f A g A h A i A j A k A l A m A n A o A p A q A r A s A t A u A v A w A x A y A z A A A B A C A D A E A F A G A H A I A J A K A L A M A N A O A P A Q A R A S A T A U A V A W A X A Y A Z B 0 B 1 B 2 B 3 B 4 B 5 B 6 B 7 B 8 B 9 B a B b B c B d B e B f B g B h B i B j B k B l B m B n B o B p B q B r B s B t B u B v B w B x B y B z B A B B B C B D B E B F B G B H B I B J B K B L B M B N B O B P B Q B R B S B T B U B V B W B X B Y B Z C 0 C 1 C 2 C 3 C 4 C 5 C 6 C 7 C 8 C 9 C a C b C c C d C e C f C g C h C i C j C k C l C m C n C o C p C q C r C s C t C u C v C w C x C y C z C A C B C C C D C E C F C G C H C I C J C K C L C M C N C O C P C Q C R C S C T C U C V C W C X C Y C Z D 0 D 1 D 2 D 3 D 4 D 5 D 6 D 7 D 8 D 9 D a D b D c D d D e D f D g D h D i D j D k D l D m D n D o D p D q D r D s D t D u D v D w D x D y D z D A D B D C D D D E D F D G D H D I D J D K D L D M D N D O D P D Q D R D S D T D U D V D W D X D Y D Z E 0 E 1 E 2 E 3 E 4 E 5 E 6 E 7 E 8 E 9 E a E b E c E d E e E f E g E h E i E j E k E l E m E n E o E p E q E r E s E t E u E v E w E x E y E z E A E B E C E D E E E F E G E H E I E J E K E L E M E N E O E P E Q E R E S E T E U E V E W E X E Y E Z F 0 F 1 F 2 F 3 F 4 F 5 F 6 F 7 F 8 F 9 F a F b F c F d F e F f F g F h F i F j F k F l F m F n F o F p F q F r F s F t F u F v F w F x F y F z F A F B F C F D F E F F F G F H F I F J F K F L F M F N F O F P F Q F R F S F T F U F V F W F X F Y F Z G 0 G 1 G 2 G 3 G 4 G 5 G 6 G 7 G 8 G 9 G a G b G c G d G e G f G g G h G i G j G k G l G m G n G o G p G q G r G s G t G u G v G w G x G y G z G A G B G C G D G E G F G G G H G I G J G K G L G M G N G O G P G Q G R G S G T G U G V G W G X G Y G Z H 0 H 1 H 2 H 3 H 4 H 5 H 6 H 7 H 8 H 9 H a H b H c H d H e H f H g H h H i H j H k H l H m H n H o H p H q H r H s H t H u H v H w H x H y H z H A H B H C H D H E H F H G H H H I H J H K H L H M H N H O H P H Q H R H S H T H U H V H W H X H Y H Z I 0 I 1 I 2 I 3 I 4 I 5 I 6 I 7 I 8 I 9 I a I b I c I d I e I f I g I h I i I j I k I l I m I n I o I p I q I r I s I t I u I v I w I x I y I z I A I B I C I D I E I F I G I H I I I J I K I L I M I N I O I P I Q I R I S I T I U I V I W I X I Y I Z J 0 J 1 J 2 J 3 J 4 J 5 J 6 J 7 J 8 J 9 J a J b J c J d J e J f J g J h J i J j J k J l J m J n J o J p J q J r J s J t J u J v J w J x J y J z J A J B J C J D J E J F J G J H J I J J J K J L J M J N J O J P J Q J R J S J T J U J V J W J X J Y J Z K 0 K 1 K 2 K 3 K 4 K 5 K 6 K 7 K 8 K 9 K a K b K c K d K e K f K g K h K i K j K k K l K m K n K o K p K q K r K s K t K u K v K w K x K y K z K A K B K C K D K E K F K G <text:soft-page-break/>K H K I K J K K K L K M K N K O K P </text:p>
      <text:p text:style-name="P3">P K Q K R K S K T K U K V K W K X K Y K Z L 0 L 1 L 2 L 3 L 4 L 5 L 6 L 7 L 8 L 9 L a L b L c L d L e L f L g L h L i L j L k L l L m L n L o L p L q L r L s L t L u L v L w L x L y L z L A L B L C L D L E L F L G L H L I L J L K L L L M L N L O L P L Q L R L S L T L U L V L W L X L Y L Z M 0 M 1 M 2 M 3 M 4 M 5 M 6 M 7 M 8 M 9 M a M b M c M d M e M f M g M h M i M j M k M l M m M n M o M p M q M r M s M t M u M v M w M x M y M z M A M B M C M D M E M F M G M H M I M J M K M L M M M N M O M P M Q M R M S M T M U M V M W M X M Y M Z N 0 N 1 N 2 N 3 N 4 N 5 N 6 N 7 N 8 N 9 N a N b N c N d N e N f N g N h N i N j N k N l N m N n N o N p N q N r N s N t N u N v N w N x N y N z N A N B N C N D N E N F N G N H N I N J N K N L N M N N N O N P N Q N R N S N T N U N V N W N X N Y N Z O 0 O 1 O 2 O 3 O 4 O 5 O 6 O 7 O 8 O 9 O a O b O c O d O e O f O g O h O i O j O k O l O m O n O o O p O q O r O s O t O u O v O w O x O y O z O A O B O C O D O E O F O G O H O I O J O K O L O M O N O O O P O Q O R O S O T O U O V O W O X O Y O Z P 0 P 1 P 2 P 3 P 4 P 5 P 6 P 7 P 8 P 9 P a P b P c P d P e P f P g P h P i P j P k P l P m P n P o P p P q P r P s P t P u P v P w P x P y P z P A P B P C P D P E P F P G P H P I P J P K P L P M P N P O P P P Q P R P S P T P U P V P W P X P Y P Z Q 0 Q 1 Q 2 Q 3 Q 4 Q 5 Q 6 Q 7 Q 8 Q 9 Q a Q b Q c Q d Q e Q f Q g Q h Q i Q j Q k Q l Q m Q n Q o Q p Q q Q r Q s Q t Q u Q v Q w Q x Q y Q z Q A Q B Q C Q D Q E Q F Q G Q H Q I Q J Q K Q L Q M Q N Q O Q P Q Q Q R Q S Q T Q U Q V Q W Q X Q Y Q Z R 0 R 1 R 2 R 3 R 4 R 5 R 6 R 7 R 8 R 9 R a R b R c R d R e R f R g R h R i R j R k R l R m R n R o R p R q R r R s R t R u R v R w R x R y R z R A R B R C R D R E R F R G R H R I R J R K R L R M R N R O R P R Q R R R S R T R U R V R W R X R Y R Z S 0 S 1 S 2 S 3 S 4 S 5 S 6 S 7 S 8 S 9 S a S b S c S d S e S f S g S h S i S j S k S l S m S n S o S p S q S r S s S t S u S v S w S x S y S z S A S B S C S D S E S F S G S H S I S J S K S L S M S N S O S P S Q S R S S S T S U S V S W S X S Y S Z T 0 T 1 T 2 T 3 T 4 T 5 T 6 T 7 T 8 T 9 T a T b T c T d T e T f T g T h T i T j T k T l T m T n T o T p T q T r T s T t T u T v T w T x T y T z T A T B T C T D T E T F T G T H T I T J T K T L T M T N T O T P T Q T R T S T T T U T V T W T X T Y T Z U 0 U 1 U 2 U 3 U 4 U 5 U 6 U 7 U 8 U 9 U a U b U c U d U e U f U g U h U i U j U k U l U m U n U o U p U q U r U s U t U u U <text:span text:style-name="T25">v U w U x U y U z U A U B U C U D U E U F U G U H U I U J U K U L U M U N U O U P U Q U R U S U T U U U V U W U X U Y U Z V 0 V 1 V 2 V 3 V 4 V 5 V 6 V 7 V 8 V 9 V a V b V c V d V e V f V g V h V i V j V k V l V m V n V o V p V q V r V s V t V u V v V w V x V y V z V A V B V C V D V E V F V G V H V I V J V K V L V M V N V O V P V Q V R V S V T V U V V V W V X V Y V Z W 0 W 1 W 2 W 3 W 4 W 5 W 6 W 7 W 8 W 9 W a W b W c W d W e W f W g W h W i W j W k W l W m W n W o W p W q W r W s W t W u W v W w W x W y W z</text:span><text:span text:style-name="T7"> W A W B W C W D W E W F W G W H W I W J W K W L W M W N W O W P W Q W R W S W T W U W V W W W X W Y W Z X 0 X 1 X 2 X 3 X 4 X 5 X 6 X 7 X 8 X 9 X a X b X c X d X e X f X g X h X i X j X k X l X m X n X o X p X q X r X s X t X u X v X w X x X y X z X A X B X C X D X E X F X G X H X I X J X K X L X M X N X O X P X Q X R X S X T X U X V X W X X X Y X Z</text:span></text:p>
      <text:p text:style-name="P13"><text:s/></text:p>
      <text:p text:style-name="P8"><text:soft-page-break/><text:span text:style-name="T2">Z Y 0 Y 1 Y 2 Y 3 Y 4 Y 5 Y 6 Y 7 Y 8 Y 9 Y</text:span> <text:span text:style-name="T9">a Y b Y c Y d Y e Y f Y g Y h Y i Y j Y k Y l Y m Y n Y o Y p Y q Y r Y s Y t Y u Y v Y w Y x Y y Y z Y A Y B Y C Y D Y E Y F Y G Y H Y I Y J Y K Y L Y M Y N Y O Y P Y Q Y R Y S Y T Y U Y V Y W Y X Y Y Y Z Z 0 Z 1 Z 2 Z 3 Z 4 Z 5 Z 6 Z 7 Z 8 Z 9 Z a Z b Z c Z d Z e Z f Z g Z h Z</text:span> i Z j Z k Z l Z m Z n Z o Z p Z q Z r Z s Z t Z u Z v Z w Z x Z y Z z Z A Z <text:span text:style-name="T27">B Z C Z D Z E Z F Z G Z H Z I Z J Z K Z L Z M Z N Z O Z P Z Q Z R Z S Z T Z U Z V Z W Z X Z Y Z 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arthbound" svg:font-family="Earthboun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701in" style:contextual-spacing="false" fo:text-align="start" style:justify-single-word="false" fo:hyphenation-ladder-count="no-limit" fo:text-indent="0.25in" style:auto-text-indent="false" style:page-number="auto" fo:background-color="transparent" style:shadow="none">
        <style:tab-stops/>
        <style:drop-cap style:lines="2" style:length="word" style:distance="0.0799in"/>
        <style:background-image/>
      </style:paragraph-properties>
      <style:text-properties style:font-name="Earthbound" fo:font-size="14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1:11:21.59</meta:creation-date>
    <dc:date>2013-03-30T01:53:25.07</dc:date>
    <meta:editing-duration>PT37M30S</meta:editing-duration>
    <meta:editing-cycles>23</meta:editing-cycles>
    <meta:generator>LibreOffice/4.0.1.2$Windows_x86 LibreOffice_project/84102822e3d61eb989ddd325abf1ac077904985</meta:generator>
    <meta:document-statistic meta:table-count="0" meta:image-count="0" meta:object-count="0" meta:page-count="29" meta:paragraph-count="87" meta:word-count="27701" meta:character-count="86998" meta:non-whitespace-character-count="59340"/>
  </office:meta>
</office:document-meta>
</file>